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solid" draw:fill-color="#800080" draw:textarea-vertical-align="middle"/>
    </style:style>
    <style:style style:name="P1" style:family="paragraph">
      <loext:graphic-properties draw:fill="solid" draw:fill-color="#80008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0.254cm" svg:height="0.254cm" svg:x="2.14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2.14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2.14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2.14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2.14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2.14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2.77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2.77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2.77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2.77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2.77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4cm" svg:height="0.254cm" svg:x="2.77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815cm" svg:y1="8.53cm" svg:x2="2.36cm" svg:y2="8.075cm" draw:start-shape="id1" draw:start-glue-point="5" draw:end-shape="id2" draw:end-glue-point="9" svg:d="M2815 8530l-455-455" svg:viewBox="0 0 456 456">
          <text:p/>
        </draw:connector>
        <draw:connector draw:style-name="gr2" draw:text-style-name="P1" draw:layer="layout" draw:type="line" svg:x1="2.36cm" svg:y1="7.895cm" svg:x2="2.815cm" svg:y2="7.44cm" draw:start-shape="id2" draw:start-glue-point="11" draw:end-shape="id3" draw:end-glue-point="7" svg:d="M2360 7895l455-455" svg:viewBox="0 0 456 456">
          <text:p/>
        </draw:connector>
        <draw:connector draw:style-name="gr2" draw:text-style-name="P1" draw:layer="layout" draw:type="line" svg:x1="2.815cm" svg:y1="7.26cm" svg:x2="2.36cm" svg:y2="6.805cm" draw:start-shape="id3" draw:start-glue-point="5" draw:end-shape="id4" draw:end-glue-point="9" svg:d="M2815 7260l-455-455" svg:viewBox="0 0 456 456">
          <text:p/>
        </draw:connector>
        <draw:connector draw:style-name="gr2" draw:text-style-name="P1" draw:layer="layout" draw:type="line" svg:x1="2.36cm" svg:y1="6.625cm" svg:x2="2.815cm" svg:y2="6.17cm" draw:start-shape="id4" draw:start-glue-point="11" draw:end-shape="id5" draw:end-glue-point="7" svg:d="M2360 6625l455-455" svg:viewBox="0 0 456 456">
          <text:p/>
        </draw:connector>
        <draw:connector draw:style-name="gr2" draw:text-style-name="P1" draw:layer="layout" draw:type="line" svg:x1="2.815cm" svg:y1="5.99cm" svg:x2="2.36cm" svg:y2="5.535cm" draw:start-shape="id5" draw:start-glue-point="5" draw:end-shape="id6" draw:end-glue-point="9" svg:d="M2815 5990l-455-455" svg:viewBox="0 0 456 456">
          <text:p/>
        </draw:connector>
        <draw:connector draw:style-name="gr2" draw:text-style-name="P1" draw:layer="layout" draw:type="line" svg:x1="2.36cm" svg:y1="5.355cm" svg:x2="2.815cm" svg:y2="4.9cm" draw:start-shape="id6" draw:start-glue-point="11" draw:end-shape="id7" draw:end-glue-point="7" svg:d="M2360 5355l455-455" svg:viewBox="0 0 456 456">
          <text:p/>
        </draw:connector>
        <draw:connector draw:style-name="gr2" draw:text-style-name="P1" draw:layer="layout" draw:type="line" svg:x1="2.815cm" svg:y1="4.72cm" svg:x2="2.36cm" svg:y2="4.265cm" draw:start-shape="id7" draw:start-glue-point="5" draw:end-shape="id8" draw:end-glue-point="9" svg:d="M2815 4720l-455-455" svg:viewBox="0 0 456 456">
          <text:p/>
        </draw:connector>
        <draw:connector draw:style-name="gr2" draw:text-style-name="P1" draw:layer="layout" draw:type="line" svg:x1="2.36cm" svg:y1="4.085cm" svg:x2="2.815cm" svg:y2="3.63cm" draw:start-shape="id8" draw:start-glue-point="11" draw:end-shape="id9" draw:end-glue-point="7" svg:d="M2360 4085l455-455" svg:viewBox="0 0 456 456">
          <text:p/>
        </draw:connector>
        <draw:connector draw:style-name="gr2" draw:text-style-name="P1" draw:layer="layout" draw:type="line" svg:x1="2.815cm" svg:y1="3.45cm" svg:x2="2.36cm" svg:y2="2.995cm" draw:start-shape="id9" draw:start-glue-point="5" draw:end-shape="id10" draw:end-glue-point="9" svg:d="M2815 3450l-455-455" svg:viewBox="0 0 456 456">
          <text:p/>
        </draw:connector>
        <draw:connector draw:style-name="gr2" draw:text-style-name="P1" draw:layer="layout" draw:type="line" svg:x1="2.36cm" svg:y1="2.815cm" svg:x2="2.815cm" svg:y2="2.36cm" draw:start-shape="id10" draw:start-glue-point="11" draw:end-shape="id11" draw:end-glue-point="7" svg:d="M2360 2815l455-455" svg:viewBox="0 0 456 456">
          <text:p/>
        </draw:connector>
        <draw:connector draw:style-name="gr2" draw:text-style-name="P1" draw:layer="layout" draw:type="line" svg:x1="2.815cm" svg:y1="2.18cm" svg:x2="2.36cm" svg:y2="1.725cm" draw:start-shape="id11" draw:start-glue-point="5" draw:end-shape="id12" draw:end-glue-point="9" svg:d="M2815 2180l-455-455" svg:viewBox="0 0 456 456">
          <text:p/>
        </draw:connector>
        <draw:custom-shape draw:style-name="gr1" draw:text-style-name="P1" xml:id="id24" draw:id="id24" draw:layer="layout" svg:width="0.254cm" svg:height="0.254cm" svg:x="3.41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3.41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3.41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3.41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3.41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3.41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4cm" svg:height="0.254cm" svg:x="4.04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4cm" svg:height="0.254cm" svg:x="4.04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4.04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4.04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4.04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4.04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85cm" svg:y1="8.53cm" svg:x2="3.63cm" svg:y2="8.075cm" draw:start-shape="id13" draw:start-glue-point="5" draw:end-shape="id14" draw:end-glue-point="9" svg:d="M4085 8530l-455-455" svg:viewBox="0 0 456 456">
          <text:p/>
        </draw:connector>
        <draw:connector draw:style-name="gr2" draw:text-style-name="P1" draw:layer="layout" draw:type="line" svg:x1="3.63cm" svg:y1="7.895cm" svg:x2="4.085cm" svg:y2="7.44cm" draw:start-shape="id14" draw:start-glue-point="11" draw:end-shape="id15" draw:end-glue-point="7" svg:d="M3630 7895l455-455" svg:viewBox="0 0 456 456">
          <text:p/>
        </draw:connector>
        <draw:connector draw:style-name="gr2" draw:text-style-name="P1" draw:layer="layout" draw:type="line" svg:x1="4.085cm" svg:y1="7.26cm" svg:x2="3.63cm" svg:y2="6.805cm" draw:start-shape="id15" draw:start-glue-point="5" draw:end-shape="id16" draw:end-glue-point="9" svg:d="M4085 7260l-455-455" svg:viewBox="0 0 456 456">
          <text:p/>
        </draw:connector>
        <draw:connector draw:style-name="gr2" draw:text-style-name="P1" draw:layer="layout" draw:type="line" svg:x1="3.63cm" svg:y1="6.625cm" svg:x2="4.085cm" svg:y2="6.17cm" draw:start-shape="id16" draw:start-glue-point="11" draw:end-shape="id17" draw:end-glue-point="7" svg:d="M3630 6625l455-455" svg:viewBox="0 0 456 456">
          <text:p/>
        </draw:connector>
        <draw:connector draw:style-name="gr2" draw:text-style-name="P1" draw:layer="layout" draw:type="line" svg:x1="4.085cm" svg:y1="5.99cm" svg:x2="3.63cm" svg:y2="5.535cm" draw:start-shape="id17" draw:start-glue-point="5" draw:end-shape="id18" draw:end-glue-point="9" svg:d="M4085 5990l-455-455" svg:viewBox="0 0 456 456">
          <text:p/>
        </draw:connector>
        <draw:connector draw:style-name="gr2" draw:text-style-name="P1" draw:layer="layout" draw:type="line" svg:x1="3.63cm" svg:y1="5.355cm" svg:x2="4.085cm" svg:y2="4.9cm" draw:start-shape="id18" draw:start-glue-point="11" draw:end-shape="id19" draw:end-glue-point="7" svg:d="M3630 5355l455-455" svg:viewBox="0 0 456 456">
          <text:p/>
        </draw:connector>
        <draw:connector draw:style-name="gr2" draw:text-style-name="P1" draw:layer="layout" draw:type="line" svg:x1="4.085cm" svg:y1="4.72cm" svg:x2="3.63cm" svg:y2="4.265cm" draw:start-shape="id19" draw:start-glue-point="5" draw:end-shape="id20" draw:end-glue-point="9" svg:d="M4085 4720l-455-455" svg:viewBox="0 0 456 456">
          <text:p/>
        </draw:connector>
        <draw:connector draw:style-name="gr2" draw:text-style-name="P1" draw:layer="layout" draw:type="line" svg:x1="3.63cm" svg:y1="4.085cm" svg:x2="4.085cm" svg:y2="3.63cm" draw:start-shape="id20" draw:start-glue-point="11" draw:end-shape="id21" draw:end-glue-point="7" svg:d="M3630 4085l455-455" svg:viewBox="0 0 456 456">
          <text:p/>
        </draw:connector>
        <draw:connector draw:style-name="gr2" draw:text-style-name="P1" draw:layer="layout" draw:type="line" svg:x1="4.085cm" svg:y1="3.45cm" svg:x2="3.63cm" svg:y2="2.995cm" draw:start-shape="id21" draw:start-glue-point="5" draw:end-shape="id22" draw:end-glue-point="9" svg:d="M4085 3450l-455-455" svg:viewBox="0 0 456 456">
          <text:p/>
        </draw:connector>
        <draw:connector draw:style-name="gr2" draw:text-style-name="P1" draw:layer="layout" draw:type="line" svg:x1="3.63cm" svg:y1="2.815cm" svg:x2="4.085cm" svg:y2="2.36cm" draw:start-shape="id22" draw:start-glue-point="11" draw:end-shape="id23" draw:end-glue-point="7" svg:d="M3630 2815l455-455" svg:viewBox="0 0 456 456">
          <text:p/>
        </draw:connector>
        <draw:connector draw:style-name="gr2" draw:text-style-name="P1" draw:layer="layout" draw:type="line" svg:x1="4.085cm" svg:y1="2.18cm" svg:x2="3.63cm" svg:y2="1.725cm" draw:start-shape="id23" draw:start-glue-point="5" draw:end-shape="id24" draw:end-glue-point="9" svg:d="M4085 2180l-455-455" svg:viewBox="0 0 456 456">
          <text:p/>
        </draw:connector>
        <draw:connector draw:style-name="gr2" draw:text-style-name="P1" draw:layer="layout" draw:type="line" svg:x1="3.45cm" svg:y1="1.725cm" svg:x2="2.995cm" svg:y2="2.18cm" draw:start-shape="id24" draw:start-glue-point="7" draw:end-shape="id11" draw:end-glue-point="11" svg:d="M3450 1725l-455 455" svg:viewBox="0 0 456 456">
          <text:p/>
        </draw:connector>
        <draw:connector draw:style-name="gr2" draw:text-style-name="P1" draw:layer="layout" draw:type="line" svg:x1="2.995cm" svg:y1="2.36cm" svg:x2="3.45cm" svg:y2="2.815cm" draw:start-shape="id11" draw:start-glue-point="9" draw:end-shape="id22" draw:end-glue-point="5" svg:d="M2995 2360l455 455" svg:viewBox="0 0 456 456">
          <text:p/>
        </draw:connector>
        <draw:connector draw:style-name="gr2" draw:text-style-name="P1" draw:layer="layout" draw:type="line" svg:x1="3.45cm" svg:y1="2.995cm" svg:x2="2.995cm" svg:y2="3.45cm" draw:start-shape="id22" draw:start-glue-point="7" draw:end-shape="id9" draw:end-glue-point="11" svg:d="M3450 2995l-455 455" svg:viewBox="0 0 456 456">
          <text:p/>
        </draw:connector>
        <draw:connector draw:style-name="gr2" draw:text-style-name="P1" draw:layer="layout" draw:type="line" svg:x1="2.995cm" svg:y1="3.63cm" svg:x2="3.45cm" svg:y2="4.085cm" draw:start-shape="id9" draw:start-glue-point="9" draw:end-shape="id20" draw:end-glue-point="5" svg:d="M2995 3630l455 455" svg:viewBox="0 0 456 456">
          <text:p/>
        </draw:connector>
        <draw:connector draw:style-name="gr2" draw:text-style-name="P1" draw:layer="layout" draw:type="line" svg:x1="3.45cm" svg:y1="4.265cm" svg:x2="2.995cm" svg:y2="4.72cm" draw:start-shape="id20" draw:start-glue-point="7" draw:end-shape="id7" draw:end-glue-point="11" svg:d="M3450 4265l-455 455" svg:viewBox="0 0 456 456">
          <text:p/>
        </draw:connector>
        <draw:connector draw:style-name="gr2" draw:text-style-name="P1" draw:layer="layout" draw:type="line" svg:x1="2.995cm" svg:y1="4.9cm" svg:x2="3.45cm" svg:y2="5.355cm" draw:start-shape="id7" draw:start-glue-point="9" draw:end-shape="id18" draw:end-glue-point="5" svg:d="M2995 4900l455 455" svg:viewBox="0 0 456 456">
          <text:p/>
        </draw:connector>
        <draw:connector draw:style-name="gr2" draw:text-style-name="P1" draw:layer="layout" draw:type="line" svg:x1="3.45cm" svg:y1="5.535cm" svg:x2="2.995cm" svg:y2="5.99cm" draw:start-shape="id18" draw:start-glue-point="7" draw:end-shape="id5" draw:end-glue-point="11" svg:d="M3450 5535l-455 455" svg:viewBox="0 0 456 456">
          <text:p/>
        </draw:connector>
        <draw:connector draw:style-name="gr2" draw:text-style-name="P1" draw:layer="layout" draw:type="line" svg:x1="2.995cm" svg:y1="6.17cm" svg:x2="3.45cm" svg:y2="6.625cm" draw:start-shape="id5" draw:start-glue-point="9" draw:end-shape="id16" draw:end-glue-point="5" svg:d="M2995 6170l455 455" svg:viewBox="0 0 456 456">
          <text:p/>
        </draw:connector>
        <draw:connector draw:style-name="gr2" draw:text-style-name="P1" draw:layer="layout" draw:type="line" svg:x1="3.45cm" svg:y1="6.805cm" svg:x2="2.995cm" svg:y2="7.26cm" draw:start-shape="id16" draw:start-glue-point="7" draw:end-shape="id3" draw:end-glue-point="11" svg:d="M3450 6805l-455 455" svg:viewBox="0 0 456 456">
          <text:p/>
        </draw:connector>
        <draw:connector draw:style-name="gr2" draw:text-style-name="P1" draw:layer="layout" draw:type="line" svg:x1="2.995cm" svg:y1="7.44cm" svg:x2="3.45cm" svg:y2="7.895cm" draw:start-shape="id3" draw:start-glue-point="9" draw:end-shape="id14" draw:end-glue-point="5" svg:d="M2995 7440l455 455" svg:viewBox="0 0 456 456">
          <text:p/>
        </draw:connector>
        <draw:connector draw:style-name="gr2" draw:text-style-name="P1" draw:layer="layout" draw:type="line" svg:x1="3.45cm" svg:y1="8.075cm" svg:x2="2.995cm" svg:y2="8.53cm" draw:start-shape="id14" draw:start-glue-point="7" draw:end-shape="id1" draw:end-glue-point="11" svg:d="M3450 8075l-455 455" svg:viewBox="0 0 456 456">
          <text:p/>
        </draw:connector>
        <draw:custom-shape draw:style-name="gr1" draw:text-style-name="P1" xml:id="id36" draw:id="id36" draw:layer="layout" svg:width="0.254cm" svg:height="0.254cm" svg:x="4.68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4.68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4.68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4.68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254cm" svg:height="0.254cm" svg:x="4.68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4.68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5.31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254cm" svg:height="0.254cm" svg:x="5.31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254cm" svg:height="0.254cm" svg:x="5.31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5.31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5.31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5.31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355cm" svg:y1="8.53cm" svg:x2="4.9cm" svg:y2="8.075cm" draw:start-shape="id25" draw:start-glue-point="5" draw:end-shape="id26" draw:end-glue-point="9" svg:d="M5355 8530l-455-455" svg:viewBox="0 0 456 456">
          <text:p/>
        </draw:connector>
        <draw:connector draw:style-name="gr2" draw:text-style-name="P1" draw:layer="layout" draw:type="line" svg:x1="4.9cm" svg:y1="7.895cm" svg:x2="5.355cm" svg:y2="7.44cm" draw:start-shape="id26" draw:start-glue-point="11" draw:end-shape="id27" draw:end-glue-point="7" svg:d="M4900 7895l455-455" svg:viewBox="0 0 456 456">
          <text:p/>
        </draw:connector>
        <draw:connector draw:style-name="gr2" draw:text-style-name="P1" draw:layer="layout" draw:type="line" svg:x1="5.355cm" svg:y1="7.26cm" svg:x2="4.9cm" svg:y2="6.805cm" draw:start-shape="id27" draw:start-glue-point="5" draw:end-shape="id28" draw:end-glue-point="9" svg:d="M5355 7260l-455-455" svg:viewBox="0 0 456 456">
          <text:p/>
        </draw:connector>
        <draw:connector draw:style-name="gr2" draw:text-style-name="P1" draw:layer="layout" draw:type="line" svg:x1="4.9cm" svg:y1="6.625cm" svg:x2="5.355cm" svg:y2="6.17cm" draw:start-shape="id28" draw:start-glue-point="11" draw:end-shape="id29" draw:end-glue-point="7" svg:d="M4900 6625l455-455" svg:viewBox="0 0 456 456">
          <text:p/>
        </draw:connector>
        <draw:connector draw:style-name="gr2" draw:text-style-name="P1" draw:layer="layout" draw:type="line" svg:x1="5.355cm" svg:y1="5.99cm" svg:x2="4.9cm" svg:y2="5.535cm" draw:start-shape="id29" draw:start-glue-point="5" draw:end-shape="id30" draw:end-glue-point="9" svg:d="M5355 5990l-455-455" svg:viewBox="0 0 456 456">
          <text:p/>
        </draw:connector>
        <draw:connector draw:style-name="gr2" draw:text-style-name="P1" draw:layer="layout" draw:type="line" svg:x1="4.9cm" svg:y1="5.355cm" svg:x2="5.355cm" svg:y2="4.9cm" draw:start-shape="id30" draw:start-glue-point="11" draw:end-shape="id31" draw:end-glue-point="7" svg:d="M4900 5355l455-455" svg:viewBox="0 0 456 456">
          <text:p/>
        </draw:connector>
        <draw:connector draw:style-name="gr2" draw:text-style-name="P1" draw:layer="layout" draw:type="line" svg:x1="5.355cm" svg:y1="4.72cm" svg:x2="4.9cm" svg:y2="4.265cm" draw:start-shape="id31" draw:start-glue-point="5" draw:end-shape="id32" draw:end-glue-point="9" svg:d="M5355 4720l-455-455" svg:viewBox="0 0 456 456">
          <text:p/>
        </draw:connector>
        <draw:connector draw:style-name="gr2" draw:text-style-name="P1" draw:layer="layout" draw:type="line" svg:x1="4.9cm" svg:y1="4.085cm" svg:x2="5.355cm" svg:y2="3.63cm" draw:start-shape="id32" draw:start-glue-point="11" draw:end-shape="id33" draw:end-glue-point="7" svg:d="M4900 4085l455-455" svg:viewBox="0 0 456 456">
          <text:p/>
        </draw:connector>
        <draw:connector draw:style-name="gr2" draw:text-style-name="P1" draw:layer="layout" draw:type="line" svg:x1="5.355cm" svg:y1="3.45cm" svg:x2="4.9cm" svg:y2="2.995cm" draw:start-shape="id33" draw:start-glue-point="5" draw:end-shape="id34" draw:end-glue-point="9" svg:d="M5355 3450l-455-455" svg:viewBox="0 0 456 456">
          <text:p/>
        </draw:connector>
        <draw:connector draw:style-name="gr2" draw:text-style-name="P1" draw:layer="layout" draw:type="line" svg:x1="4.9cm" svg:y1="2.815cm" svg:x2="5.355cm" svg:y2="2.36cm" draw:start-shape="id34" draw:start-glue-point="11" draw:end-shape="id35" draw:end-glue-point="7" svg:d="M4900 2815l455-455" svg:viewBox="0 0 456 456">
          <text:p/>
        </draw:connector>
        <draw:connector draw:style-name="gr2" draw:text-style-name="P1" draw:layer="layout" draw:type="line" svg:x1="5.355cm" svg:y1="2.18cm" svg:x2="4.9cm" svg:y2="1.725cm" draw:start-shape="id35" draw:start-glue-point="5" draw:end-shape="id36" draw:end-glue-point="9" svg:d="M5355 2180l-455-455" svg:viewBox="0 0 456 456">
          <text:p/>
        </draw:connector>
        <draw:custom-shape draw:style-name="gr1" draw:text-style-name="P1" xml:id="id48" draw:id="id48" draw:layer="layout" svg:width="0.254cm" svg:height="0.254cm" svg:x="5.95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254cm" svg:height="0.254cm" svg:x="5.95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5.95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254cm" svg:height="0.254cm" svg:x="5.95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5.95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5.95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254cm" svg:height="0.254cm" svg:x="6.58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254cm" svg:height="0.254cm" svg:x="6.58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254cm" svg:height="0.254cm" svg:x="6.58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254cm" svg:height="0.254cm" svg:x="6.58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54cm" svg:height="0.254cm" svg:x="6.58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254cm" svg:height="0.254cm" svg:x="6.58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25cm" svg:y1="8.53cm" svg:x2="6.17cm" svg:y2="8.075cm" draw:start-shape="id37" draw:start-glue-point="5" draw:end-shape="id38" draw:end-glue-point="9" svg:d="M6625 8530l-455-455" svg:viewBox="0 0 456 456">
          <text:p/>
        </draw:connector>
        <draw:connector draw:style-name="gr2" draw:text-style-name="P1" draw:layer="layout" draw:type="line" svg:x1="6.17cm" svg:y1="7.895cm" svg:x2="6.625cm" svg:y2="7.44cm" draw:start-shape="id38" draw:start-glue-point="11" draw:end-shape="id39" draw:end-glue-point="7" svg:d="M6170 7895l455-455" svg:viewBox="0 0 456 456">
          <text:p/>
        </draw:connector>
        <draw:connector draw:style-name="gr2" draw:text-style-name="P1" draw:layer="layout" draw:type="line" svg:x1="6.625cm" svg:y1="7.26cm" svg:x2="6.17cm" svg:y2="6.805cm" draw:start-shape="id39" draw:start-glue-point="5" draw:end-shape="id40" draw:end-glue-point="9" svg:d="M6625 7260l-455-455" svg:viewBox="0 0 456 456">
          <text:p/>
        </draw:connector>
        <draw:connector draw:style-name="gr2" draw:text-style-name="P1" draw:layer="layout" draw:type="line" svg:x1="6.17cm" svg:y1="6.625cm" svg:x2="6.625cm" svg:y2="6.17cm" draw:start-shape="id40" draw:start-glue-point="11" draw:end-shape="id41" draw:end-glue-point="7" svg:d="M6170 6625l455-455" svg:viewBox="0 0 456 456">
          <text:p/>
        </draw:connector>
        <draw:connector draw:style-name="gr2" draw:text-style-name="P1" draw:layer="layout" draw:type="line" svg:x1="6.625cm" svg:y1="5.99cm" svg:x2="6.17cm" svg:y2="5.535cm" draw:start-shape="id41" draw:start-glue-point="5" draw:end-shape="id42" draw:end-glue-point="9" svg:d="M6625 5990l-455-455" svg:viewBox="0 0 456 456">
          <text:p/>
        </draw:connector>
        <draw:connector draw:style-name="gr2" draw:text-style-name="P1" draw:layer="layout" draw:type="line" svg:x1="6.17cm" svg:y1="5.355cm" svg:x2="6.625cm" svg:y2="4.9cm" draw:start-shape="id42" draw:start-glue-point="11" draw:end-shape="id43" draw:end-glue-point="7" svg:d="M6170 5355l455-455" svg:viewBox="0 0 456 456">
          <text:p/>
        </draw:connector>
        <draw:connector draw:style-name="gr2" draw:text-style-name="P1" draw:layer="layout" draw:type="line" svg:x1="6.625cm" svg:y1="4.72cm" svg:x2="6.17cm" svg:y2="4.265cm" draw:start-shape="id43" draw:start-glue-point="5" draw:end-shape="id44" draw:end-glue-point="9" svg:d="M6625 4720l-455-455" svg:viewBox="0 0 456 456">
          <text:p/>
        </draw:connector>
        <draw:connector draw:style-name="gr2" draw:text-style-name="P1" draw:layer="layout" draw:type="line" svg:x1="6.17cm" svg:y1="4.085cm" svg:x2="6.625cm" svg:y2="3.63cm" draw:start-shape="id44" draw:start-glue-point="11" draw:end-shape="id45" draw:end-glue-point="7" svg:d="M6170 4085l455-455" svg:viewBox="0 0 456 456">
          <text:p/>
        </draw:connector>
        <draw:connector draw:style-name="gr2" draw:text-style-name="P1" draw:layer="layout" draw:type="line" svg:x1="6.625cm" svg:y1="3.45cm" svg:x2="6.17cm" svg:y2="2.995cm" draw:start-shape="id45" draw:start-glue-point="5" draw:end-shape="id46" draw:end-glue-point="9" svg:d="M6625 3450l-455-455" svg:viewBox="0 0 456 456">
          <text:p/>
        </draw:connector>
        <draw:connector draw:style-name="gr2" draw:text-style-name="P1" draw:layer="layout" draw:type="line" svg:x1="6.17cm" svg:y1="2.815cm" svg:x2="6.625cm" svg:y2="2.36cm" draw:start-shape="id46" draw:start-glue-point="11" draw:end-shape="id47" draw:end-glue-point="7" svg:d="M6170 2815l455-455" svg:viewBox="0 0 456 456">
          <text:p/>
        </draw:connector>
        <draw:connector draw:style-name="gr2" draw:text-style-name="P1" draw:layer="layout" draw:type="line" svg:x1="6.625cm" svg:y1="2.18cm" svg:x2="6.17cm" svg:y2="1.725cm" draw:start-shape="id47" draw:start-glue-point="5" draw:end-shape="id48" draw:end-glue-point="9" svg:d="M6625 2180l-455-455" svg:viewBox="0 0 456 456">
          <text:p/>
        </draw:connector>
        <draw:connector draw:style-name="gr2" draw:text-style-name="P1" draw:layer="layout" draw:type="line" svg:x1="5.99cm" svg:y1="1.725cm" svg:x2="5.535cm" svg:y2="2.18cm" draw:start-shape="id48" draw:start-glue-point="7" draw:end-shape="id35" draw:end-glue-point="11" svg:d="M5990 1725l-455 455" svg:viewBox="0 0 456 456">
          <text:p/>
        </draw:connector>
        <draw:connector draw:style-name="gr2" draw:text-style-name="P1" draw:layer="layout" draw:type="line" svg:x1="5.535cm" svg:y1="2.36cm" svg:x2="5.99cm" svg:y2="2.815cm" draw:start-shape="id35" draw:start-glue-point="9" draw:end-shape="id46" draw:end-glue-point="5" svg:d="M5535 2360l455 455" svg:viewBox="0 0 456 456">
          <text:p/>
        </draw:connector>
        <draw:connector draw:style-name="gr2" draw:text-style-name="P1" draw:layer="layout" draw:type="line" svg:x1="5.99cm" svg:y1="2.995cm" svg:x2="5.535cm" svg:y2="3.45cm" draw:start-shape="id46" draw:start-glue-point="7" draw:end-shape="id33" draw:end-glue-point="11" svg:d="M5990 2995l-455 455" svg:viewBox="0 0 456 456">
          <text:p/>
        </draw:connector>
        <draw:connector draw:style-name="gr2" draw:text-style-name="P1" draw:layer="layout" draw:type="line" svg:x1="5.535cm" svg:y1="3.63cm" svg:x2="5.99cm" svg:y2="4.085cm" draw:start-shape="id33" draw:start-glue-point="9" draw:end-shape="id44" draw:end-glue-point="5" svg:d="M5535 3630l455 455" svg:viewBox="0 0 456 456">
          <text:p/>
        </draw:connector>
        <draw:connector draw:style-name="gr2" draw:text-style-name="P1" draw:layer="layout" draw:type="line" svg:x1="5.99cm" svg:y1="4.265cm" svg:x2="5.535cm" svg:y2="4.72cm" draw:start-shape="id44" draw:start-glue-point="7" draw:end-shape="id31" draw:end-glue-point="11" svg:d="M5990 4265l-455 455" svg:viewBox="0 0 456 456">
          <text:p/>
        </draw:connector>
        <draw:connector draw:style-name="gr2" draw:text-style-name="P1" draw:layer="layout" draw:type="line" svg:x1="5.535cm" svg:y1="4.9cm" svg:x2="5.99cm" svg:y2="5.355cm" draw:start-shape="id31" draw:start-glue-point="9" draw:end-shape="id42" draw:end-glue-point="5" svg:d="M5535 4900l455 455" svg:viewBox="0 0 456 456">
          <text:p/>
        </draw:connector>
        <draw:connector draw:style-name="gr2" draw:text-style-name="P1" draw:layer="layout" draw:type="line" svg:x1="5.99cm" svg:y1="5.535cm" svg:x2="5.535cm" svg:y2="5.99cm" draw:start-shape="id42" draw:start-glue-point="7" draw:end-shape="id29" draw:end-glue-point="11" svg:d="M5990 5535l-455 455" svg:viewBox="0 0 456 456">
          <text:p/>
        </draw:connector>
        <draw:connector draw:style-name="gr2" draw:text-style-name="P1" draw:layer="layout" draw:type="line" svg:x1="5.535cm" svg:y1="6.17cm" svg:x2="5.99cm" svg:y2="6.625cm" draw:start-shape="id29" draw:start-glue-point="9" draw:end-shape="id40" draw:end-glue-point="5" svg:d="M5535 6170l455 455" svg:viewBox="0 0 456 456">
          <text:p/>
        </draw:connector>
        <draw:connector draw:style-name="gr2" draw:text-style-name="P1" draw:layer="layout" draw:type="line" svg:x1="5.99cm" svg:y1="6.805cm" svg:x2="5.535cm" svg:y2="7.26cm" draw:start-shape="id40" draw:start-glue-point="7" draw:end-shape="id27" draw:end-glue-point="11" svg:d="M5990 6805l-455 455" svg:viewBox="0 0 456 456">
          <text:p/>
        </draw:connector>
        <draw:connector draw:style-name="gr2" draw:text-style-name="P1" draw:layer="layout" draw:type="line" svg:x1="5.535cm" svg:y1="7.44cm" svg:x2="5.99cm" svg:y2="7.895cm" draw:start-shape="id27" draw:start-glue-point="9" draw:end-shape="id38" draw:end-glue-point="5" svg:d="M5535 7440l455 455" svg:viewBox="0 0 456 456">
          <text:p/>
        </draw:connector>
        <draw:connector draw:style-name="gr2" draw:text-style-name="P1" draw:layer="layout" draw:type="line" svg:x1="5.99cm" svg:y1="8.075cm" svg:x2="5.535cm" svg:y2="8.53cm" draw:start-shape="id38" draw:start-glue-point="7" draw:end-shape="id25" draw:end-glue-point="11" svg:d="M5990 8075l-455 455" svg:viewBox="0 0 456 456">
          <text:p/>
        </draw:connector>
        <draw:connector draw:style-name="gr2" draw:text-style-name="P1" draw:layer="layout" draw:type="line" svg:x1="4.72cm" svg:y1="1.725cm" svg:x2="4.265cm" svg:y2="2.18cm" draw:start-shape="id36" draw:start-glue-point="7" draw:end-shape="id23" draw:end-glue-point="11" svg:d="M4720 1725l-455 455" svg:viewBox="0 0 456 456">
          <text:p/>
        </draw:connector>
        <draw:connector draw:style-name="gr2" draw:text-style-name="P1" draw:layer="layout" draw:type="line" svg:x1="4.265cm" svg:y1="2.36cm" svg:x2="4.72cm" svg:y2="2.815cm" draw:start-shape="id23" draw:start-glue-point="9" draw:end-shape="id34" draw:end-glue-point="5" svg:d="M4265 2360l455 455" svg:viewBox="0 0 456 456">
          <text:p/>
        </draw:connector>
        <draw:connector draw:style-name="gr2" draw:text-style-name="P1" draw:layer="layout" draw:type="line" svg:x1="4.72cm" svg:y1="2.995cm" svg:x2="4.265cm" svg:y2="3.45cm" draw:start-shape="id34" draw:start-glue-point="7" draw:end-shape="id21" draw:end-glue-point="11" svg:d="M4720 2995l-455 455" svg:viewBox="0 0 456 456">
          <text:p/>
        </draw:connector>
        <draw:connector draw:style-name="gr2" draw:text-style-name="P1" draw:layer="layout" draw:type="line" svg:x1="4.265cm" svg:y1="3.63cm" svg:x2="4.72cm" svg:y2="4.085cm" draw:start-shape="id21" draw:start-glue-point="9" draw:end-shape="id32" draw:end-glue-point="5" svg:d="M4265 3630l455 455" svg:viewBox="0 0 456 456">
          <text:p/>
        </draw:connector>
        <draw:connector draw:style-name="gr2" draw:text-style-name="P1" draw:layer="layout" draw:type="line" svg:x1="4.72cm" svg:y1="4.265cm" svg:x2="4.265cm" svg:y2="4.72cm" draw:start-shape="id32" draw:start-glue-point="7" draw:end-shape="id19" draw:end-glue-point="11" svg:d="M4720 4265l-455 455" svg:viewBox="0 0 456 456">
          <text:p/>
        </draw:connector>
        <draw:connector draw:style-name="gr2" draw:text-style-name="P1" draw:layer="layout" draw:type="line" svg:x1="4.265cm" svg:y1="4.9cm" svg:x2="4.72cm" svg:y2="5.355cm" draw:start-shape="id19" draw:start-glue-point="9" draw:end-shape="id30" draw:end-glue-point="5" svg:d="M4265 4900l455 455" svg:viewBox="0 0 456 456">
          <text:p/>
        </draw:connector>
        <draw:connector draw:style-name="gr2" draw:text-style-name="P1" draw:layer="layout" draw:type="line" svg:x1="4.72cm" svg:y1="5.535cm" svg:x2="4.265cm" svg:y2="5.99cm" draw:start-shape="id30" draw:start-glue-point="7" draw:end-shape="id17" draw:end-glue-point="11" svg:d="M4720 5535l-455 455" svg:viewBox="0 0 456 456">
          <text:p/>
        </draw:connector>
        <draw:connector draw:style-name="gr2" draw:text-style-name="P1" draw:layer="layout" draw:type="line" svg:x1="4.265cm" svg:y1="6.17cm" svg:x2="4.72cm" svg:y2="6.625cm" draw:start-shape="id17" draw:start-glue-point="9" draw:end-shape="id28" draw:end-glue-point="5" svg:d="M4265 6170l455 455" svg:viewBox="0 0 456 456">
          <text:p/>
        </draw:connector>
        <draw:connector draw:style-name="gr2" draw:text-style-name="P1" draw:layer="layout" draw:type="line" svg:x1="4.72cm" svg:y1="6.805cm" svg:x2="4.265cm" svg:y2="7.26cm" draw:start-shape="id28" draw:start-glue-point="7" draw:end-shape="id15" draw:end-glue-point="11" svg:d="M4720 6805l-455 455" svg:viewBox="0 0 456 456">
          <text:p/>
        </draw:connector>
        <draw:connector draw:style-name="gr2" draw:text-style-name="P1" draw:layer="layout" draw:type="line" svg:x1="4.265cm" svg:y1="7.44cm" svg:x2="4.72cm" svg:y2="7.895cm" draw:start-shape="id15" draw:start-glue-point="9" draw:end-shape="id26" draw:end-glue-point="5" svg:d="M4265 7440l455 455" svg:viewBox="0 0 456 456">
          <text:p/>
        </draw:connector>
        <draw:connector draw:style-name="gr2" draw:text-style-name="P1" draw:layer="layout" draw:type="line" svg:x1="4.72cm" svg:y1="8.075cm" svg:x2="4.265cm" svg:y2="8.53cm" draw:start-shape="id26" draw:start-glue-point="7" draw:end-shape="id13" draw:end-glue-point="11" svg:d="M4720 8075l-455 455" svg:viewBox="0 0 456 456">
          <text:p/>
        </draw:connector>
        <draw:custom-shape draw:style-name="gr1" draw:text-style-name="P1" xml:id="id60" draw:id="id60" draw:layer="layout" svg:width="0.254cm" svg:height="0.254cm" svg:x="7.85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254cm" svg:height="0.254cm" svg:x="7.85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254cm" svg:height="0.254cm" svg:x="7.85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254cm" svg:height="0.254cm" svg:x="7.85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7.85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254cm" svg:height="0.254cm" svg:x="7.85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254cm" svg:height="0.254cm" svg:x="9.12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254cm" svg:height="0.254cm" svg:x="9.12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254cm" svg:height="0.254cm" svg:x="9.12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254cm" svg:height="0.254cm" svg:x="9.12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254cm" svg:height="0.254cm" svg:x="9.12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254cm" svg:height="0.254cm" svg:x="9.12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165cm" svg:y1="8.53cm" svg:x2="8.075cm" svg:y2="8.075cm" draw:start-shape="id49" draw:start-glue-point="5" draw:end-shape="id50" draw:end-glue-point="9" svg:d="M9165 8530l-1090-455" svg:viewBox="0 0 1091 456">
          <text:p/>
        </draw:connector>
        <draw:connector draw:style-name="gr2" draw:text-style-name="P1" draw:layer="layout" draw:type="line" svg:x1="8.075cm" svg:y1="7.895cm" svg:x2="9.165cm" svg:y2="7.44cm" draw:start-shape="id50" draw:start-glue-point="11" draw:end-shape="id51" draw:end-glue-point="7" svg:d="M8075 7895l1090-455" svg:viewBox="0 0 1091 456">
          <text:p/>
        </draw:connector>
        <draw:connector draw:style-name="gr2" draw:text-style-name="P1" draw:layer="layout" draw:type="line" svg:x1="9.165cm" svg:y1="7.26cm" svg:x2="8.075cm" svg:y2="6.805cm" draw:start-shape="id51" draw:start-glue-point="5" draw:end-shape="id52" draw:end-glue-point="9" svg:d="M9165 7260l-1090-455" svg:viewBox="0 0 1091 456">
          <text:p/>
        </draw:connector>
        <draw:connector draw:style-name="gr2" draw:text-style-name="P1" draw:layer="layout" draw:type="line" svg:x1="8.075cm" svg:y1="6.625cm" svg:x2="9.165cm" svg:y2="6.17cm" draw:start-shape="id52" draw:start-glue-point="11" draw:end-shape="id53" draw:end-glue-point="7" svg:d="M8075 6625l1090-455" svg:viewBox="0 0 1091 456">
          <text:p/>
        </draw:connector>
        <draw:connector draw:style-name="gr2" draw:text-style-name="P1" draw:layer="layout" draw:type="line" svg:x1="9.165cm" svg:y1="5.99cm" svg:x2="8.075cm" svg:y2="5.535cm" draw:start-shape="id53" draw:start-glue-point="5" draw:end-shape="id54" draw:end-glue-point="9" svg:d="M9165 5990l-1090-455" svg:viewBox="0 0 1091 456">
          <text:p/>
        </draw:connector>
        <draw:connector draw:style-name="gr2" draw:text-style-name="P1" draw:layer="layout" draw:type="line" svg:x1="8.075cm" svg:y1="5.355cm" svg:x2="9.165cm" svg:y2="4.9cm" draw:start-shape="id54" draw:start-glue-point="11" draw:end-shape="id55" draw:end-glue-point="7" svg:d="M8075 5355l1090-455" svg:viewBox="0 0 1091 456">
          <text:p/>
        </draw:connector>
        <draw:connector draw:style-name="gr2" draw:text-style-name="P1" draw:layer="layout" draw:type="line" svg:x1="9.165cm" svg:y1="4.72cm" svg:x2="8.075cm" svg:y2="4.265cm" draw:start-shape="id55" draw:start-glue-point="5" draw:end-shape="id56" draw:end-glue-point="9" svg:d="M9165 4720l-1090-455" svg:viewBox="0 0 1091 456">
          <text:p/>
        </draw:connector>
        <draw:connector draw:style-name="gr2" draw:text-style-name="P1" draw:layer="layout" draw:type="line" svg:x1="8.075cm" svg:y1="4.085cm" svg:x2="9.165cm" svg:y2="3.63cm" draw:start-shape="id56" draw:start-glue-point="11" draw:end-shape="id57" draw:end-glue-point="7" svg:d="M8075 4085l1090-455" svg:viewBox="0 0 1091 456">
          <text:p/>
        </draw:connector>
        <draw:connector draw:style-name="gr2" draw:text-style-name="P1" draw:layer="layout" draw:type="line" svg:x1="9.165cm" svg:y1="3.45cm" svg:x2="8.075cm" svg:y2="2.995cm" draw:start-shape="id57" draw:start-glue-point="5" draw:end-shape="id58" draw:end-glue-point="9" svg:d="M9165 3450l-1090-455" svg:viewBox="0 0 1091 456">
          <text:p/>
        </draw:connector>
        <draw:connector draw:style-name="gr2" draw:text-style-name="P1" draw:layer="layout" draw:type="line" svg:x1="8.075cm" svg:y1="2.815cm" svg:x2="9.165cm" svg:y2="2.36cm" draw:start-shape="id58" draw:start-glue-point="11" draw:end-shape="id59" draw:end-glue-point="7" svg:d="M8075 2815l1090-455" svg:viewBox="0 0 1091 456">
          <text:p/>
        </draw:connector>
        <draw:connector draw:style-name="gr2" draw:text-style-name="P1" draw:layer="layout" draw:type="line" svg:x1="9.165cm" svg:y1="2.18cm" svg:x2="8.075cm" svg:y2="1.725cm" draw:start-shape="id59" draw:start-glue-point="5" draw:end-shape="id60" draw:end-glue-point="9" svg:d="M9165 2180l-1090-455" svg:viewBox="0 0 1091 456">
          <text:p/>
        </draw:connector>
        <draw:custom-shape draw:style-name="gr1" draw:text-style-name="P1" xml:id="id72" draw:id="id72" draw:layer="layout" svg:width="0.254cm" svg:height="0.254cm" svg:x="10.39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254cm" svg:height="0.254cm" svg:x="10.39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254cm" svg:height="0.254cm" svg:x="10.39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254cm" svg:height="0.254cm" svg:x="10.39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254cm" svg:height="0.254cm" svg:x="10.39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254cm" svg:height="0.254cm" svg:x="10.39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254cm" svg:height="0.254cm" svg:x="11.66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254cm" svg:height="0.254cm" svg:x="11.66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0.254cm" svg:height="0.254cm" svg:x="11.66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254cm" svg:height="0.254cm" svg:x="11.66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254cm" svg:height="0.254cm" svg:x="11.66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254cm" svg:height="0.254cm" svg:x="11.66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705cm" svg:y1="8.53cm" svg:x2="10.615cm" svg:y2="8.075cm" draw:start-shape="id61" draw:start-glue-point="5" draw:end-shape="id62" draw:end-glue-point="9" svg:d="M11705 8530l-1090-455" svg:viewBox="0 0 1091 456">
          <text:p/>
        </draw:connector>
        <draw:connector draw:style-name="gr2" draw:text-style-name="P1" draw:layer="layout" draw:type="line" svg:x1="10.615cm" svg:y1="7.895cm" svg:x2="11.705cm" svg:y2="7.44cm" draw:start-shape="id62" draw:start-glue-point="11" draw:end-shape="id63" draw:end-glue-point="7" svg:d="M10615 7895l1090-455" svg:viewBox="0 0 1091 456">
          <text:p/>
        </draw:connector>
        <draw:connector draw:style-name="gr2" draw:text-style-name="P1" draw:layer="layout" draw:type="line" svg:x1="11.705cm" svg:y1="7.26cm" svg:x2="10.615cm" svg:y2="6.805cm" draw:start-shape="id63" draw:start-glue-point="5" draw:end-shape="id64" draw:end-glue-point="9" svg:d="M11705 7260l-1090-455" svg:viewBox="0 0 1091 456">
          <text:p/>
        </draw:connector>
        <draw:connector draw:style-name="gr2" draw:text-style-name="P1" draw:layer="layout" draw:type="line" svg:x1="10.615cm" svg:y1="6.625cm" svg:x2="11.705cm" svg:y2="6.17cm" draw:start-shape="id64" draw:start-glue-point="11" draw:end-shape="id65" draw:end-glue-point="7" svg:d="M10615 6625l1090-455" svg:viewBox="0 0 1091 456">
          <text:p/>
        </draw:connector>
        <draw:connector draw:style-name="gr2" draw:text-style-name="P1" draw:layer="layout" draw:type="line" svg:x1="11.705cm" svg:y1="5.99cm" svg:x2="10.615cm" svg:y2="5.535cm" draw:start-shape="id65" draw:start-glue-point="5" draw:end-shape="id66" draw:end-glue-point="9" svg:d="M11705 5990l-1090-455" svg:viewBox="0 0 1091 456">
          <text:p/>
        </draw:connector>
        <draw:connector draw:style-name="gr2" draw:text-style-name="P1" draw:layer="layout" draw:type="line" svg:x1="10.615cm" svg:y1="5.355cm" svg:x2="11.705cm" svg:y2="4.9cm" draw:start-shape="id66" draw:start-glue-point="11" draw:end-shape="id67" draw:end-glue-point="7" svg:d="M10615 5355l1090-455" svg:viewBox="0 0 1091 456">
          <text:p/>
        </draw:connector>
        <draw:connector draw:style-name="gr2" draw:text-style-name="P1" draw:layer="layout" draw:type="line" svg:x1="11.705cm" svg:y1="4.72cm" svg:x2="10.615cm" svg:y2="4.265cm" draw:start-shape="id67" draw:start-glue-point="5" draw:end-shape="id68" draw:end-glue-point="9" svg:d="M11705 4720l-1090-455" svg:viewBox="0 0 1091 456">
          <text:p/>
        </draw:connector>
        <draw:connector draw:style-name="gr2" draw:text-style-name="P1" draw:layer="layout" draw:type="line" svg:x1="10.615cm" svg:y1="4.085cm" svg:x2="11.705cm" svg:y2="3.63cm" draw:start-shape="id68" draw:start-glue-point="11" draw:end-shape="id69" draw:end-glue-point="7" svg:d="M10615 4085l1090-455" svg:viewBox="0 0 1091 456">
          <text:p/>
        </draw:connector>
        <draw:connector draw:style-name="gr2" draw:text-style-name="P1" draw:layer="layout" draw:type="line" svg:x1="11.705cm" svg:y1="3.45cm" svg:x2="10.615cm" svg:y2="2.995cm" draw:start-shape="id69" draw:start-glue-point="5" draw:end-shape="id70" draw:end-glue-point="9" svg:d="M11705 3450l-1090-455" svg:viewBox="0 0 1091 456">
          <text:p/>
        </draw:connector>
        <draw:connector draw:style-name="gr2" draw:text-style-name="P1" draw:layer="layout" draw:type="line" svg:x1="10.615cm" svg:y1="2.815cm" svg:x2="11.705cm" svg:y2="2.36cm" draw:start-shape="id70" draw:start-glue-point="11" draw:end-shape="id71" draw:end-glue-point="7" svg:d="M10615 2815l1090-455" svg:viewBox="0 0 1091 456">
          <text:p/>
        </draw:connector>
        <draw:connector draw:style-name="gr2" draw:text-style-name="P1" draw:layer="layout" draw:type="line" svg:x1="11.705cm" svg:y1="2.18cm" svg:x2="10.615cm" svg:y2="1.725cm" draw:start-shape="id71" draw:start-glue-point="5" draw:end-shape="id72" draw:end-glue-point="9" svg:d="M11705 2180l-1090-455" svg:viewBox="0 0 1091 456">
          <text:p/>
        </draw:connector>
        <draw:connector draw:style-name="gr2" draw:text-style-name="P1" draw:layer="layout" draw:type="line" svg:x1="10.435cm" svg:y1="1.725cm" svg:x2="9.345cm" svg:y2="2.18cm" draw:start-shape="id72" draw:start-glue-point="7" draw:end-shape="id59" draw:end-glue-point="11" svg:d="M10435 1725l-1090 455" svg:viewBox="0 0 1091 456">
          <text:p/>
        </draw:connector>
        <draw:connector draw:style-name="gr2" draw:text-style-name="P1" draw:layer="layout" draw:type="line" svg:x1="9.345cm" svg:y1="2.36cm" svg:x2="10.435cm" svg:y2="2.815cm" draw:start-shape="id59" draw:start-glue-point="9" draw:end-shape="id70" draw:end-glue-point="5" svg:d="M9345 2360l1090 455" svg:viewBox="0 0 1091 456">
          <text:p/>
        </draw:connector>
        <draw:connector draw:style-name="gr2" draw:text-style-name="P1" draw:layer="layout" draw:type="line" svg:x1="10.435cm" svg:y1="2.995cm" svg:x2="9.345cm" svg:y2="3.45cm" draw:start-shape="id70" draw:start-glue-point="7" draw:end-shape="id57" draw:end-glue-point="11" svg:d="M10435 2995l-1090 455" svg:viewBox="0 0 1091 456">
          <text:p/>
        </draw:connector>
        <draw:connector draw:style-name="gr2" draw:text-style-name="P1" draw:layer="layout" draw:type="line" svg:x1="9.345cm" svg:y1="3.63cm" svg:x2="10.435cm" svg:y2="4.085cm" draw:start-shape="id57" draw:start-glue-point="9" draw:end-shape="id68" draw:end-glue-point="5" svg:d="M9345 3630l1090 455" svg:viewBox="0 0 1091 456">
          <text:p/>
        </draw:connector>
        <draw:connector draw:style-name="gr2" draw:text-style-name="P1" draw:layer="layout" draw:type="line" svg:x1="10.435cm" svg:y1="4.265cm" svg:x2="9.345cm" svg:y2="4.72cm" draw:start-shape="id68" draw:start-glue-point="7" draw:end-shape="id55" draw:end-glue-point="11" svg:d="M10435 4265l-1090 455" svg:viewBox="0 0 1091 456">
          <text:p/>
        </draw:connector>
        <draw:connector draw:style-name="gr2" draw:text-style-name="P1" draw:layer="layout" draw:type="line" svg:x1="9.345cm" svg:y1="4.9cm" svg:x2="10.435cm" svg:y2="5.355cm" draw:start-shape="id55" draw:start-glue-point="9" draw:end-shape="id66" draw:end-glue-point="5" svg:d="M9345 4900l1090 455" svg:viewBox="0 0 1091 456">
          <text:p/>
        </draw:connector>
        <draw:connector draw:style-name="gr2" draw:text-style-name="P1" draw:layer="layout" draw:type="line" svg:x1="10.435cm" svg:y1="5.535cm" svg:x2="9.345cm" svg:y2="5.99cm" draw:start-shape="id66" draw:start-glue-point="7" draw:end-shape="id53" draw:end-glue-point="11" svg:d="M10435 5535l-1090 455" svg:viewBox="0 0 1091 456">
          <text:p/>
        </draw:connector>
        <draw:connector draw:style-name="gr2" draw:text-style-name="P1" draw:layer="layout" draw:type="line" svg:x1="9.345cm" svg:y1="6.17cm" svg:x2="10.435cm" svg:y2="6.625cm" draw:start-shape="id53" draw:start-glue-point="9" draw:end-shape="id64" draw:end-glue-point="5" svg:d="M9345 6170l1090 455" svg:viewBox="0 0 1091 456">
          <text:p/>
        </draw:connector>
        <draw:connector draw:style-name="gr2" draw:text-style-name="P1" draw:layer="layout" draw:type="line" svg:x1="10.435cm" svg:y1="6.805cm" svg:x2="9.345cm" svg:y2="7.26cm" draw:start-shape="id64" draw:start-glue-point="7" draw:end-shape="id51" draw:end-glue-point="11" svg:d="M10435 6805l-1090 455" svg:viewBox="0 0 1091 456">
          <text:p/>
        </draw:connector>
        <draw:connector draw:style-name="gr2" draw:text-style-name="P1" draw:layer="layout" draw:type="line" svg:x1="9.345cm" svg:y1="7.44cm" svg:x2="10.435cm" svg:y2="7.895cm" draw:start-shape="id51" draw:start-glue-point="9" draw:end-shape="id62" draw:end-glue-point="5" svg:d="M9345 7440l1090 455" svg:viewBox="0 0 1091 456">
          <text:p/>
        </draw:connector>
        <draw:connector draw:style-name="gr2" draw:text-style-name="P1" draw:layer="layout" draw:type="line" svg:x1="10.435cm" svg:y1="8.075cm" svg:x2="9.345cm" svg:y2="8.53cm" draw:start-shape="id62" draw:start-glue-point="7" draw:end-shape="id49" draw:end-glue-point="11" svg:d="M10435 8075l-1090 455" svg:viewBox="0 0 1091 456">
          <text:p/>
        </draw:connector>
        <draw:custom-shape draw:style-name="gr1" draw:text-style-name="P1" xml:id="id84" draw:id="id84" draw:layer="layout" svg:width="0.254cm" svg:height="0.254cm" svg:x="12.93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0.254cm" svg:height="0.254cm" svg:x="12.93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254cm" svg:height="0.254cm" svg:x="12.93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0.254cm" svg:height="0.254cm" svg:x="12.93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254cm" svg:height="0.254cm" svg:x="12.93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254cm" svg:height="0.254cm" svg:x="12.93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0.254cm" svg:height="0.254cm" svg:x="14.20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254cm" svg:height="0.254cm" svg:x="14.20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0.254cm" svg:height="0.254cm" svg:x="14.20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0.254cm" svg:height="0.254cm" svg:x="14.20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0.254cm" svg:height="0.254cm" svg:x="14.20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254cm" svg:height="0.254cm" svg:x="14.20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245cm" svg:y1="8.53cm" svg:x2="13.155cm" svg:y2="8.075cm" draw:start-shape="id73" draw:start-glue-point="5" draw:end-shape="id74" draw:end-glue-point="9" svg:d="M14245 8530l-1090-455" svg:viewBox="0 0 1091 456">
          <text:p/>
        </draw:connector>
        <draw:connector draw:style-name="gr2" draw:text-style-name="P1" draw:layer="layout" draw:type="line" svg:x1="13.155cm" svg:y1="7.895cm" svg:x2="14.245cm" svg:y2="7.44cm" draw:start-shape="id74" draw:start-glue-point="11" draw:end-shape="id75" draw:end-glue-point="7" svg:d="M13155 7895l1090-455" svg:viewBox="0 0 1091 456">
          <text:p/>
        </draw:connector>
        <draw:connector draw:style-name="gr2" draw:text-style-name="P1" draw:layer="layout" draw:type="line" svg:x1="14.245cm" svg:y1="7.26cm" svg:x2="13.155cm" svg:y2="6.805cm" draw:start-shape="id75" draw:start-glue-point="5" draw:end-shape="id76" draw:end-glue-point="9" svg:d="M14245 7260l-1090-455" svg:viewBox="0 0 1091 456">
          <text:p/>
        </draw:connector>
        <draw:connector draw:style-name="gr2" draw:text-style-name="P1" draw:layer="layout" draw:type="line" svg:x1="13.155cm" svg:y1="6.625cm" svg:x2="14.245cm" svg:y2="6.17cm" draw:start-shape="id76" draw:start-glue-point="11" draw:end-shape="id77" draw:end-glue-point="7" svg:d="M13155 6625l1090-455" svg:viewBox="0 0 1091 456">
          <text:p/>
        </draw:connector>
        <draw:connector draw:style-name="gr2" draw:text-style-name="P1" draw:layer="layout" draw:type="line" svg:x1="14.245cm" svg:y1="5.99cm" svg:x2="13.155cm" svg:y2="5.535cm" draw:start-shape="id77" draw:start-glue-point="5" draw:end-shape="id78" draw:end-glue-point="9" svg:d="M14245 5990l-1090-455" svg:viewBox="0 0 1091 456">
          <text:p/>
        </draw:connector>
        <draw:connector draw:style-name="gr2" draw:text-style-name="P1" draw:layer="layout" draw:type="line" svg:x1="13.155cm" svg:y1="5.355cm" svg:x2="14.245cm" svg:y2="4.9cm" draw:start-shape="id78" draw:start-glue-point="11" draw:end-shape="id79" draw:end-glue-point="7" svg:d="M13155 5355l1090-455" svg:viewBox="0 0 1091 456">
          <text:p/>
        </draw:connector>
        <draw:connector draw:style-name="gr2" draw:text-style-name="P1" draw:layer="layout" draw:type="line" svg:x1="14.245cm" svg:y1="4.72cm" svg:x2="13.155cm" svg:y2="4.265cm" draw:start-shape="id79" draw:start-glue-point="5" draw:end-shape="id80" draw:end-glue-point="9" svg:d="M14245 4720l-1090-455" svg:viewBox="0 0 1091 456">
          <text:p/>
        </draw:connector>
        <draw:connector draw:style-name="gr2" draw:text-style-name="P1" draw:layer="layout" draw:type="line" svg:x1="13.155cm" svg:y1="4.085cm" svg:x2="14.245cm" svg:y2="3.63cm" draw:start-shape="id80" draw:start-glue-point="11" draw:end-shape="id81" draw:end-glue-point="7" svg:d="M13155 4085l1090-455" svg:viewBox="0 0 1091 456">
          <text:p/>
        </draw:connector>
        <draw:connector draw:style-name="gr2" draw:text-style-name="P1" draw:layer="layout" draw:type="line" svg:x1="14.245cm" svg:y1="3.45cm" svg:x2="13.155cm" svg:y2="2.995cm" draw:start-shape="id81" draw:start-glue-point="5" draw:end-shape="id82" draw:end-glue-point="9" svg:d="M14245 3450l-1090-455" svg:viewBox="0 0 1091 456">
          <text:p/>
        </draw:connector>
        <draw:connector draw:style-name="gr2" draw:text-style-name="P1" draw:layer="layout" draw:type="line" svg:x1="13.155cm" svg:y1="2.815cm" svg:x2="14.245cm" svg:y2="2.36cm" draw:start-shape="id82" draw:start-glue-point="11" draw:end-shape="id83" draw:end-glue-point="7" svg:d="M13155 2815l1090-455" svg:viewBox="0 0 1091 456">
          <text:p/>
        </draw:connector>
        <draw:connector draw:style-name="gr2" draw:text-style-name="P1" draw:layer="layout" draw:type="line" svg:x1="14.245cm" svg:y1="2.18cm" svg:x2="13.155cm" svg:y2="1.725cm" draw:start-shape="id83" draw:start-glue-point="5" draw:end-shape="id84" draw:end-glue-point="9" svg:d="M14245 2180l-1090-455" svg:viewBox="0 0 1091 456">
          <text:p/>
        </draw:connector>
        <draw:custom-shape draw:style-name="gr1" draw:text-style-name="P1" xml:id="id96" draw:id="id96" draw:layer="layout" svg:width="0.254cm" svg:height="0.254cm" svg:x="15.47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4" draw:id="id94" draw:layer="layout" svg:width="0.254cm" svg:height="0.254cm" svg:x="15.4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2" draw:id="id92" draw:layer="layout" svg:width="0.254cm" svg:height="0.254cm" svg:x="15.4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0" draw:id="id90" draw:layer="layout" svg:width="0.254cm" svg:height="0.254cm" svg:x="15.4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254cm" svg:height="0.254cm" svg:x="15.4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6" draw:id="id86" draw:layer="layout" svg:width="0.254cm" svg:height="0.254cm" svg:x="15.4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5" draw:id="id95" draw:layer="layout" svg:width="0.254cm" svg:height="0.254cm" svg:x="16.74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3" draw:id="id93" draw:layer="layout" svg:width="0.254cm" svg:height="0.254cm" svg:x="16.74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1" draw:id="id91" draw:layer="layout" svg:width="0.254cm" svg:height="0.254cm" svg:x="16.74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9" draw:id="id89" draw:layer="layout" svg:width="0.254cm" svg:height="0.254cm" svg:x="16.74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0.254cm" svg:height="0.254cm" svg:x="16.74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0.254cm" svg:height="0.254cm" svg:x="16.74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785cm" svg:y1="8.53cm" svg:x2="15.695cm" svg:y2="8.075cm" draw:start-shape="id85" draw:start-glue-point="5" draw:end-shape="id86" draw:end-glue-point="9" svg:d="M16785 8530l-1090-455" svg:viewBox="0 0 1091 456">
          <text:p/>
        </draw:connector>
        <draw:connector draw:style-name="gr2" draw:text-style-name="P1" draw:layer="layout" draw:type="line" svg:x1="15.695cm" svg:y1="7.895cm" svg:x2="16.785cm" svg:y2="7.44cm" draw:start-shape="id86" draw:start-glue-point="11" draw:end-shape="id87" draw:end-glue-point="7" svg:d="M15695 7895l1090-455" svg:viewBox="0 0 1091 456">
          <text:p/>
        </draw:connector>
        <draw:connector draw:style-name="gr2" draw:text-style-name="P1" draw:layer="layout" draw:type="line" svg:x1="16.785cm" svg:y1="7.26cm" svg:x2="15.695cm" svg:y2="6.805cm" draw:start-shape="id87" draw:start-glue-point="5" draw:end-shape="id88" draw:end-glue-point="9" svg:d="M16785 7260l-1090-455" svg:viewBox="0 0 1091 456">
          <text:p/>
        </draw:connector>
        <draw:connector draw:style-name="gr2" draw:text-style-name="P1" draw:layer="layout" draw:type="line" svg:x1="15.695cm" svg:y1="6.625cm" svg:x2="16.785cm" svg:y2="6.17cm" draw:start-shape="id88" draw:start-glue-point="11" draw:end-shape="id89" draw:end-glue-point="7" svg:d="M15695 6625l1090-455" svg:viewBox="0 0 1091 456">
          <text:p/>
        </draw:connector>
        <draw:connector draw:style-name="gr2" draw:text-style-name="P1" draw:layer="layout" draw:type="line" svg:x1="16.785cm" svg:y1="5.99cm" svg:x2="15.695cm" svg:y2="5.535cm" draw:start-shape="id89" draw:start-glue-point="5" draw:end-shape="id90" draw:end-glue-point="9" svg:d="M16785 5990l-1090-455" svg:viewBox="0 0 1091 456">
          <text:p/>
        </draw:connector>
        <draw:connector draw:style-name="gr2" draw:text-style-name="P1" draw:layer="layout" draw:type="line" svg:x1="15.695cm" svg:y1="5.355cm" svg:x2="16.785cm" svg:y2="4.9cm" draw:start-shape="id90" draw:start-glue-point="11" draw:end-shape="id91" draw:end-glue-point="7" svg:d="M15695 5355l1090-455" svg:viewBox="0 0 1091 456">
          <text:p/>
        </draw:connector>
        <draw:connector draw:style-name="gr2" draw:text-style-name="P1" draw:layer="layout" draw:type="line" svg:x1="16.785cm" svg:y1="4.72cm" svg:x2="15.695cm" svg:y2="4.265cm" draw:start-shape="id91" draw:start-glue-point="5" draw:end-shape="id92" draw:end-glue-point="9" svg:d="M16785 4720l-1090-455" svg:viewBox="0 0 1091 456">
          <text:p/>
        </draw:connector>
        <draw:connector draw:style-name="gr2" draw:text-style-name="P1" draw:layer="layout" draw:type="line" svg:x1="15.695cm" svg:y1="4.085cm" svg:x2="16.785cm" svg:y2="3.63cm" draw:start-shape="id92" draw:start-glue-point="11" draw:end-shape="id93" draw:end-glue-point="7" svg:d="M15695 4085l1090-455" svg:viewBox="0 0 1091 456">
          <text:p/>
        </draw:connector>
        <draw:connector draw:style-name="gr2" draw:text-style-name="P1" draw:layer="layout" draw:type="line" svg:x1="16.785cm" svg:y1="3.45cm" svg:x2="15.695cm" svg:y2="2.995cm" draw:start-shape="id93" draw:start-glue-point="5" draw:end-shape="id94" draw:end-glue-point="9" svg:d="M16785 3450l-1090-455" svg:viewBox="0 0 1091 456">
          <text:p/>
        </draw:connector>
        <draw:connector draw:style-name="gr2" draw:text-style-name="P1" draw:layer="layout" draw:type="line" svg:x1="15.695cm" svg:y1="2.815cm" svg:x2="16.785cm" svg:y2="2.36cm" draw:start-shape="id94" draw:start-glue-point="11" draw:end-shape="id95" draw:end-glue-point="7" svg:d="M15695 2815l1090-455" svg:viewBox="0 0 1091 456">
          <text:p/>
        </draw:connector>
        <draw:connector draw:style-name="gr2" draw:text-style-name="P1" draw:layer="layout" draw:type="line" svg:x1="16.785cm" svg:y1="2.18cm" svg:x2="15.695cm" svg:y2="1.725cm" draw:start-shape="id95" draw:start-glue-point="5" draw:end-shape="id96" draw:end-glue-point="9" svg:d="M16785 2180l-1090-455" svg:viewBox="0 0 1091 456">
          <text:p/>
        </draw:connector>
        <draw:connector draw:style-name="gr2" draw:text-style-name="P1" draw:layer="layout" draw:type="line" svg:x1="15.515cm" svg:y1="1.725cm" svg:x2="14.425cm" svg:y2="2.18cm" draw:start-shape="id96" draw:start-glue-point="7" draw:end-shape="id83" draw:end-glue-point="11" svg:d="M15515 1725l-1090 455" svg:viewBox="0 0 1091 456">
          <text:p/>
        </draw:connector>
        <draw:connector draw:style-name="gr2" draw:text-style-name="P1" draw:layer="layout" draw:type="line" svg:x1="14.425cm" svg:y1="2.36cm" svg:x2="15.515cm" svg:y2="2.815cm" draw:start-shape="id83" draw:start-glue-point="9" draw:end-shape="id94" draw:end-glue-point="5" svg:d="M14425 2360l1090 455" svg:viewBox="0 0 1091 456">
          <text:p/>
        </draw:connector>
        <draw:connector draw:style-name="gr2" draw:text-style-name="P1" draw:layer="layout" draw:type="line" svg:x1="15.515cm" svg:y1="2.995cm" svg:x2="14.425cm" svg:y2="3.45cm" draw:start-shape="id94" draw:start-glue-point="7" draw:end-shape="id81" draw:end-glue-point="11" svg:d="M15515 2995l-1090 455" svg:viewBox="0 0 1091 456">
          <text:p/>
        </draw:connector>
        <draw:connector draw:style-name="gr2" draw:text-style-name="P1" draw:layer="layout" draw:type="line" svg:x1="14.425cm" svg:y1="3.63cm" svg:x2="15.515cm" svg:y2="4.085cm" draw:start-shape="id81" draw:start-glue-point="9" draw:end-shape="id92" draw:end-glue-point="5" svg:d="M14425 3630l1090 455" svg:viewBox="0 0 1091 456">
          <text:p/>
        </draw:connector>
        <draw:connector draw:style-name="gr2" draw:text-style-name="P1" draw:layer="layout" draw:type="line" svg:x1="15.515cm" svg:y1="4.265cm" svg:x2="14.425cm" svg:y2="4.72cm" draw:start-shape="id92" draw:start-glue-point="7" draw:end-shape="id79" draw:end-glue-point="11" svg:d="M15515 4265l-1090 455" svg:viewBox="0 0 1091 456">
          <text:p/>
        </draw:connector>
        <draw:connector draw:style-name="gr2" draw:text-style-name="P1" draw:layer="layout" draw:type="line" svg:x1="14.425cm" svg:y1="4.9cm" svg:x2="15.515cm" svg:y2="5.355cm" draw:start-shape="id79" draw:start-glue-point="9" draw:end-shape="id90" draw:end-glue-point="5" svg:d="M14425 4900l1090 455" svg:viewBox="0 0 1091 456">
          <text:p/>
        </draw:connector>
        <draw:connector draw:style-name="gr2" draw:text-style-name="P1" draw:layer="layout" draw:type="line" svg:x1="15.515cm" svg:y1="5.535cm" svg:x2="14.425cm" svg:y2="5.99cm" draw:start-shape="id90" draw:start-glue-point="7" draw:end-shape="id77" draw:end-glue-point="11" svg:d="M15515 5535l-1090 455" svg:viewBox="0 0 1091 456">
          <text:p/>
        </draw:connector>
        <draw:connector draw:style-name="gr2" draw:text-style-name="P1" draw:layer="layout" draw:type="line" svg:x1="14.425cm" svg:y1="6.17cm" svg:x2="15.515cm" svg:y2="6.625cm" draw:start-shape="id77" draw:start-glue-point="9" draw:end-shape="id88" draw:end-glue-point="5" svg:d="M14425 6170l1090 455" svg:viewBox="0 0 1091 456">
          <text:p/>
        </draw:connector>
        <draw:connector draw:style-name="gr2" draw:text-style-name="P1" draw:layer="layout" draw:type="line" svg:x1="15.515cm" svg:y1="6.805cm" svg:x2="14.425cm" svg:y2="7.26cm" draw:start-shape="id88" draw:start-glue-point="7" draw:end-shape="id75" draw:end-glue-point="11" svg:d="M15515 6805l-1090 455" svg:viewBox="0 0 1091 456">
          <text:p/>
        </draw:connector>
        <draw:connector draw:style-name="gr2" draw:text-style-name="P1" draw:layer="layout" draw:type="line" svg:x1="14.425cm" svg:y1="7.44cm" svg:x2="15.515cm" svg:y2="7.895cm" draw:start-shape="id75" draw:start-glue-point="9" draw:end-shape="id86" draw:end-glue-point="5" svg:d="M14425 7440l1090 455" svg:viewBox="0 0 1091 456">
          <text:p/>
        </draw:connector>
        <draw:connector draw:style-name="gr2" draw:text-style-name="P1" draw:layer="layout" draw:type="line" svg:x1="15.515cm" svg:y1="8.075cm" svg:x2="14.425cm" svg:y2="8.53cm" draw:start-shape="id86" draw:start-glue-point="7" draw:end-shape="id73" draw:end-glue-point="11" svg:d="M15515 8075l-1090 455" svg:viewBox="0 0 1091 456">
          <text:p/>
        </draw:connector>
        <draw:connector draw:style-name="gr2" draw:text-style-name="P1" draw:layer="layout" draw:type="line" svg:x1="12.975cm" svg:y1="1.725cm" svg:x2="11.885cm" svg:y2="2.18cm" draw:start-shape="id84" draw:start-glue-point="7" draw:end-shape="id71" draw:end-glue-point="11" svg:d="M12975 1725l-1090 455" svg:viewBox="0 0 1091 456">
          <text:p/>
        </draw:connector>
        <draw:connector draw:style-name="gr2" draw:text-style-name="P1" draw:layer="layout" draw:type="line" svg:x1="11.885cm" svg:y1="2.36cm" svg:x2="12.975cm" svg:y2="2.815cm" draw:start-shape="id71" draw:start-glue-point="9" draw:end-shape="id82" draw:end-glue-point="5" svg:d="M11885 2360l1090 455" svg:viewBox="0 0 1091 456">
          <text:p/>
        </draw:connector>
        <draw:connector draw:style-name="gr2" draw:text-style-name="P1" draw:layer="layout" draw:type="line" svg:x1="12.975cm" svg:y1="2.995cm" svg:x2="11.885cm" svg:y2="3.45cm" draw:start-shape="id82" draw:start-glue-point="7" draw:end-shape="id69" draw:end-glue-point="11" svg:d="M12975 2995l-1090 455" svg:viewBox="0 0 1091 456">
          <text:p/>
        </draw:connector>
        <draw:connector draw:style-name="gr2" draw:text-style-name="P1" draw:layer="layout" draw:type="line" svg:x1="11.885cm" svg:y1="3.63cm" svg:x2="12.975cm" svg:y2="4.085cm" draw:start-shape="id69" draw:start-glue-point="9" draw:end-shape="id80" draw:end-glue-point="5" svg:d="M11885 3630l1090 455" svg:viewBox="0 0 1091 456">
          <text:p/>
        </draw:connector>
        <draw:connector draw:style-name="gr2" draw:text-style-name="P1" draw:layer="layout" draw:type="line" svg:x1="12.975cm" svg:y1="4.265cm" svg:x2="11.885cm" svg:y2="4.72cm" draw:start-shape="id80" draw:start-glue-point="7" draw:end-shape="id67" draw:end-glue-point="11" svg:d="M12975 4265l-1090 455" svg:viewBox="0 0 1091 456">
          <text:p/>
        </draw:connector>
        <draw:connector draw:style-name="gr2" draw:text-style-name="P1" draw:layer="layout" draw:type="line" svg:x1="11.885cm" svg:y1="4.9cm" svg:x2="12.975cm" svg:y2="5.355cm" draw:start-shape="id67" draw:start-glue-point="9" draw:end-shape="id78" draw:end-glue-point="5" svg:d="M11885 4900l1090 455" svg:viewBox="0 0 1091 456">
          <text:p/>
        </draw:connector>
        <draw:connector draw:style-name="gr2" draw:text-style-name="P1" draw:layer="layout" draw:type="line" svg:x1="12.975cm" svg:y1="5.535cm" svg:x2="11.885cm" svg:y2="5.99cm" draw:start-shape="id78" draw:start-glue-point="7" draw:end-shape="id65" draw:end-glue-point="11" svg:d="M12975 5535l-1090 455" svg:viewBox="0 0 1091 456">
          <text:p/>
        </draw:connector>
        <draw:connector draw:style-name="gr2" draw:text-style-name="P1" draw:layer="layout" draw:type="line" svg:x1="11.885cm" svg:y1="6.17cm" svg:x2="12.975cm" svg:y2="6.625cm" draw:start-shape="id65" draw:start-glue-point="9" draw:end-shape="id76" draw:end-glue-point="5" svg:d="M11885 6170l1090 455" svg:viewBox="0 0 1091 456">
          <text:p/>
        </draw:connector>
        <draw:connector draw:style-name="gr2" draw:text-style-name="P1" draw:layer="layout" draw:type="line" svg:x1="12.975cm" svg:y1="6.805cm" svg:x2="11.885cm" svg:y2="7.26cm" draw:start-shape="id76" draw:start-glue-point="7" draw:end-shape="id63" draw:end-glue-point="11" svg:d="M12975 6805l-1090 455" svg:viewBox="0 0 1091 456">
          <text:p/>
        </draw:connector>
        <draw:connector draw:style-name="gr2" draw:text-style-name="P1" draw:layer="layout" draw:type="line" svg:x1="11.885cm" svg:y1="7.44cm" svg:x2="12.975cm" svg:y2="7.895cm" draw:start-shape="id63" draw:start-glue-point="9" draw:end-shape="id74" draw:end-glue-point="5" svg:d="M11885 7440l1090 455" svg:viewBox="0 0 1091 456">
          <text:p/>
        </draw:connector>
        <draw:connector draw:style-name="gr2" draw:text-style-name="P1" draw:layer="layout" draw:type="line" svg:x1="12.975cm" svg:y1="8.075cm" svg:x2="11.885cm" svg:y2="8.53cm" draw:start-shape="id74" draw:start-glue-point="7" draw:end-shape="id61" draw:end-glue-point="11" svg:d="M12975 8075l-1090 455" svg:viewBox="0 0 1091 456">
          <text:p/>
        </draw:connector>
        <draw:custom-shape draw:style-name="gr1" draw:text-style-name="P1" xml:id="id108" draw:id="id108" draw:layer="layout" svg:width="0.254cm" svg:height="0.254cm" svg:x="1.50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6" draw:id="id106" draw:layer="layout" svg:width="0.254cm" svg:height="0.254cm" svg:x="2.77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4" draw:id="id104" draw:layer="layout" svg:width="0.254cm" svg:height="0.254cm" svg:x="2.14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254cm" svg:height="0.254cm" svg:x="1.508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0" draw:id="id100" draw:layer="layout" svg:width="0.254cm" svg:height="0.254cm" svg:x="2.77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8" draw:id="id98" draw:layer="layout" svg:width="0.254cm" svg:height="0.254cm" svg:x="2.143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0.254cm" svg:height="0.254cm" svg:x="2.14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5" draw:id="id105" draw:layer="layout" svg:width="0.254cm" svg:height="0.254cm" svg:x="1.50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0.254cm" svg:height="0.254cm" svg:x="2.77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1" draw:id="id101" draw:layer="layout" svg:width="0.254cm" svg:height="0.254cm" svg:x="2.14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9" draw:id="id99" draw:layer="layout" svg:width="0.254cm" svg:height="0.254cm" svg:x="1.50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7" draw:id="id97" draw:layer="layout" svg:width="0.254cm" svg:height="0.254cm" svg:x="2.77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815cm" svg:y1="17.42cm" svg:x2="2.36cm" svg:y2="16.965cm" draw:start-shape="id97" draw:start-glue-point="5" draw:end-shape="id98" draw:end-glue-point="9" svg:d="M2815 17420l-455-455" svg:viewBox="0 0 456 456">
          <text:p/>
        </draw:connector>
        <draw:connector draw:style-name="gr2" draw:text-style-name="P1" draw:layer="layout" draw:type="line" svg:x1="2.36cm" svg:y1="16.785cm" svg:x2="1.545cm" svg:y2="16.33cm" draw:start-shape="id98" draw:start-glue-point="11" draw:end-shape="id99" draw:end-glue-point="7" svg:d="M2360 16785l-815-455" svg:viewBox="0 0 816 456">
          <text:p/>
        </draw:connector>
        <draw:connector draw:style-name="gr2" draw:text-style-name="P1" draw:layer="layout" draw:type="line" svg:x1="1.545cm" svg:y1="16.15cm" svg:x2="2.995cm" svg:y2="15.695cm" draw:start-shape="id99" draw:start-glue-point="5" draw:end-shape="id100" draw:end-glue-point="9" svg:d="M1545 16150l1450-455" svg:viewBox="0 0 1451 456">
          <text:p/>
        </draw:connector>
        <draw:connector draw:style-name="gr2" draw:text-style-name="P1" draw:layer="layout" draw:type="line" svg:x1="2.995cm" svg:y1="15.515cm" svg:x2="2.18cm" svg:y2="15.06cm" draw:start-shape="id100" draw:start-glue-point="11" draw:end-shape="id101" draw:end-glue-point="7" svg:d="M2995 15515l-815-455" svg:viewBox="0 0 816 456">
          <text:p/>
        </draw:connector>
        <draw:connector draw:style-name="gr2" draw:text-style-name="P1" draw:layer="layout" draw:type="line" svg:x1="2.18cm" svg:y1="14.88cm" svg:x2="1.725cm" svg:y2="14.425cm" draw:start-shape="id101" draw:start-glue-point="5" draw:end-shape="id102" draw:end-glue-point="9" svg:d="M2180 14880l-455-455" svg:viewBox="0 0 456 456">
          <text:p/>
        </draw:connector>
        <draw:connector draw:style-name="gr2" draw:text-style-name="P1" draw:layer="layout" draw:type="line" svg:x1="1.725cm" svg:y1="14.245cm" svg:x2="2.815cm" svg:y2="13.79cm" draw:start-shape="id102" draw:start-glue-point="11" draw:end-shape="id103" draw:end-glue-point="7" svg:d="M1725 14245l1090-455" svg:viewBox="0 0 1091 456">
          <text:p/>
        </draw:connector>
        <draw:connector draw:style-name="gr2" draw:text-style-name="P1" draw:layer="layout" draw:type="line" svg:x1="2.815cm" svg:y1="13.61cm" svg:x2="2.36cm" svg:y2="13.155cm" draw:start-shape="id103" draw:start-glue-point="5" draw:end-shape="id104" draw:end-glue-point="9" svg:d="M2815 13610l-455-455" svg:viewBox="0 0 456 456">
          <text:p/>
        </draw:connector>
        <draw:connector draw:style-name="gr2" draw:text-style-name="P1" draw:layer="layout" draw:type="line" svg:x1="2.36cm" svg:y1="12.975cm" svg:x2="1.545cm" svg:y2="12.52cm" draw:start-shape="id104" draw:start-glue-point="11" draw:end-shape="id105" draw:end-glue-point="7" svg:d="M2360 12975l-815-455" svg:viewBox="0 0 816 456">
          <text:p/>
        </draw:connector>
        <draw:connector draw:style-name="gr2" draw:text-style-name="P1" draw:layer="layout" draw:type="line" svg:x1="1.545cm" svg:y1="12.34cm" svg:x2="2.995cm" svg:y2="11.885cm" draw:start-shape="id105" draw:start-glue-point="5" draw:end-shape="id106" draw:end-glue-point="9" svg:d="M1545 12340l1450-455" svg:viewBox="0 0 1451 456">
          <text:p/>
        </draw:connector>
        <draw:connector draw:style-name="gr2" draw:text-style-name="P1" draw:layer="layout" draw:type="line" svg:x1="2.995cm" svg:y1="11.705cm" svg:x2="2.18cm" svg:y2="11.25cm" draw:start-shape="id106" draw:start-glue-point="11" draw:end-shape="id107" draw:end-glue-point="7" svg:d="M2995 11705l-815-455" svg:viewBox="0 0 816 456">
          <text:p/>
        </draw:connector>
        <draw:connector draw:style-name="gr2" draw:text-style-name="P1" draw:layer="layout" draw:type="line" svg:x1="2.18cm" svg:y1="11.07cm" svg:x2="1.725cm" svg:y2="10.615cm" draw:start-shape="id107" draw:start-glue-point="5" draw:end-shape="id108" draw:end-glue-point="9" svg:d="M2180 11070l-455-455" svg:viewBox="0 0 456 456">
          <text:p/>
        </draw:connector>
        <draw:custom-shape draw:style-name="gr1" draw:text-style-name="P1" xml:id="id120" draw:id="id120" draw:layer="layout" svg:width="0.254cm" svg:height="0.254cm" svg:x="4.04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0.254cm" svg:height="0.254cm" svg:x="5.31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0.254cm" svg:height="0.254cm" svg:x="4.68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4" draw:id="id114" draw:layer="layout" svg:width="0.254cm" svg:height="0.254cm" svg:x="4.048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2" draw:id="id112" draw:layer="layout" svg:width="0.254cm" svg:height="0.254cm" svg:x="5.31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254cm" svg:height="0.254cm" svg:x="4.683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9" draw:id="id119" draw:layer="layout" svg:width="0.254cm" svg:height="0.254cm" svg:x="4.68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7" draw:id="id117" draw:layer="layout" svg:width="0.254cm" svg:height="0.254cm" svg:x="4.04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0.254cm" svg:height="0.254cm" svg:x="5.31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0.254cm" svg:height="0.254cm" svg:x="4.68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0.254cm" svg:height="0.254cm" svg:x="4.04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0.254cm" svg:height="0.254cm" svg:x="5.31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355cm" svg:y1="17.42cm" svg:x2="4.9cm" svg:y2="16.965cm" draw:start-shape="id109" draw:start-glue-point="5" draw:end-shape="id110" draw:end-glue-point="9" svg:d="M5355 17420l-455-455" svg:viewBox="0 0 456 456">
          <text:p/>
        </draw:connector>
        <draw:connector draw:style-name="gr2" draw:text-style-name="P1" draw:layer="layout" draw:type="line" svg:x1="4.9cm" svg:y1="16.785cm" svg:x2="4.085cm" svg:y2="16.33cm" draw:start-shape="id110" draw:start-glue-point="11" draw:end-shape="id111" draw:end-glue-point="7" svg:d="M4900 16785l-815-455" svg:viewBox="0 0 816 456">
          <text:p/>
        </draw:connector>
        <draw:connector draw:style-name="gr2" draw:text-style-name="P1" draw:layer="layout" draw:type="line" svg:x1="4.085cm" svg:y1="16.15cm" svg:x2="5.535cm" svg:y2="15.695cm" draw:start-shape="id111" draw:start-glue-point="5" draw:end-shape="id112" draw:end-glue-point="9" svg:d="M4085 16150l1450-455" svg:viewBox="0 0 1451 456">
          <text:p/>
        </draw:connector>
        <draw:connector draw:style-name="gr2" draw:text-style-name="P1" draw:layer="layout" draw:type="line" svg:x1="5.535cm" svg:y1="15.515cm" svg:x2="4.72cm" svg:y2="15.06cm" draw:start-shape="id112" draw:start-glue-point="11" draw:end-shape="id113" draw:end-glue-point="7" svg:d="M5535 15515l-815-455" svg:viewBox="0 0 816 456">
          <text:p/>
        </draw:connector>
        <draw:connector draw:style-name="gr2" draw:text-style-name="P1" draw:layer="layout" draw:type="line" svg:x1="4.72cm" svg:y1="14.88cm" svg:x2="4.265cm" svg:y2="14.425cm" draw:start-shape="id113" draw:start-glue-point="5" draw:end-shape="id114" draw:end-glue-point="9" svg:d="M4720 14880l-455-455" svg:viewBox="0 0 456 456">
          <text:p/>
        </draw:connector>
        <draw:connector draw:style-name="gr2" draw:text-style-name="P1" draw:layer="layout" draw:type="line" svg:x1="4.265cm" svg:y1="14.245cm" svg:x2="5.355cm" svg:y2="13.79cm" draw:start-shape="id114" draw:start-glue-point="11" draw:end-shape="id115" draw:end-glue-point="7" svg:d="M4265 14245l1090-455" svg:viewBox="0 0 1091 456">
          <text:p/>
        </draw:connector>
        <draw:connector draw:style-name="gr2" draw:text-style-name="P1" draw:layer="layout" draw:type="line" svg:x1="5.355cm" svg:y1="13.61cm" svg:x2="4.9cm" svg:y2="13.155cm" draw:start-shape="id115" draw:start-glue-point="5" draw:end-shape="id116" draw:end-glue-point="9" svg:d="M5355 13610l-455-455" svg:viewBox="0 0 456 456">
          <text:p/>
        </draw:connector>
        <draw:connector draw:style-name="gr2" draw:text-style-name="P1" draw:layer="layout" draw:type="line" svg:x1="4.9cm" svg:y1="12.975cm" svg:x2="4.085cm" svg:y2="12.52cm" draw:start-shape="id116" draw:start-glue-point="11" draw:end-shape="id117" draw:end-glue-point="7" svg:d="M4900 12975l-815-455" svg:viewBox="0 0 816 456">
          <text:p/>
        </draw:connector>
        <draw:connector draw:style-name="gr2" draw:text-style-name="P1" draw:layer="layout" draw:type="line" svg:x1="4.085cm" svg:y1="12.34cm" svg:x2="5.535cm" svg:y2="11.885cm" draw:start-shape="id117" draw:start-glue-point="5" draw:end-shape="id118" draw:end-glue-point="9" svg:d="M4085 12340l1450-455" svg:viewBox="0 0 1451 456">
          <text:p/>
        </draw:connector>
        <draw:connector draw:style-name="gr2" draw:text-style-name="P1" draw:layer="layout" draw:type="line" svg:x1="5.535cm" svg:y1="11.705cm" svg:x2="4.72cm" svg:y2="11.25cm" draw:start-shape="id118" draw:start-glue-point="11" draw:end-shape="id119" draw:end-glue-point="7" svg:d="M5535 11705l-815-455" svg:viewBox="0 0 816 456">
          <text:p/>
        </draw:connector>
        <draw:connector draw:style-name="gr2" draw:text-style-name="P1" draw:layer="layout" draw:type="line" svg:x1="4.72cm" svg:y1="11.07cm" svg:x2="4.265cm" svg:y2="10.615cm" draw:start-shape="id119" draw:start-glue-point="5" draw:end-shape="id120" draw:end-glue-point="9" svg:d="M4720 11070l-455-455" svg:viewBox="0 0 456 456">
          <text:p/>
        </draw:connector>
        <draw:connector draw:style-name="gr2" draw:text-style-name="P1" draw:layer="layout" draw:type="line" svg:x1="4.085cm" svg:y1="10.615cm" svg:x2="2.36cm" svg:y2="11.07cm" draw:start-shape="id120" draw:start-glue-point="7" draw:end-shape="id107" draw:end-glue-point="11" svg:d="M4085 10615l-1725 455" svg:viewBox="0 0 1726 456">
          <text:p/>
        </draw:connector>
        <draw:connector draw:style-name="gr2" draw:text-style-name="P1" draw:layer="layout" draw:type="line" svg:x1="2.36cm" svg:y1="11.25cm" svg:x2="5.355cm" svg:y2="11.705cm" draw:start-shape="id107" draw:start-glue-point="9" draw:end-shape="id118" draw:end-glue-point="5" svg:d="M2360 11250l2995 455" svg:viewBox="0 0 2996 456">
          <text:p/>
        </draw:connector>
        <draw:connector draw:style-name="gr2" draw:text-style-name="P1" draw:layer="layout" draw:type="line" svg:x1="5.355cm" svg:y1="11.885cm" svg:x2="1.725cm" svg:y2="12.34cm" draw:start-shape="id118" draw:start-glue-point="7" draw:end-shape="id105" draw:end-glue-point="11" svg:d="M5355 11885l-3630 455" svg:viewBox="0 0 3631 456">
          <text:p/>
        </draw:connector>
        <draw:connector draw:style-name="gr2" draw:text-style-name="P1" draw:layer="layout" draw:type="line" svg:x1="1.725cm" svg:y1="12.52cm" svg:x2="4.72cm" svg:y2="12.975cm" draw:start-shape="id105" draw:start-glue-point="9" draw:end-shape="id116" draw:end-glue-point="5" svg:d="M1725 12520l2995 455" svg:viewBox="0 0 2996 456">
          <text:p/>
        </draw:connector>
        <draw:connector draw:style-name="gr2" draw:text-style-name="P1" draw:layer="layout" draw:type="line" svg:x1="4.72cm" svg:y1="13.155cm" svg:x2="2.995cm" svg:y2="13.61cm" draw:start-shape="id116" draw:start-glue-point="7" draw:end-shape="id103" draw:end-glue-point="11" svg:d="M4720 13155l-1725 455" svg:viewBox="0 0 1726 456">
          <text:p/>
        </draw:connector>
        <draw:connector draw:style-name="gr2" draw:text-style-name="P1" draw:layer="layout" draw:type="line" svg:x1="2.995cm" svg:y1="13.79cm" svg:x2="4.085cm" svg:y2="14.245cm" draw:start-shape="id103" draw:start-glue-point="9" draw:end-shape="id114" draw:end-glue-point="5" svg:d="M2995 13790l1090 455" svg:viewBox="0 0 1091 456">
          <text:p/>
        </draw:connector>
        <draw:connector draw:style-name="gr2" draw:text-style-name="P1" draw:layer="layout" draw:type="line" svg:x1="4.085cm" svg:y1="14.425cm" svg:x2="2.36cm" svg:y2="14.88cm" draw:start-shape="id114" draw:start-glue-point="7" draw:end-shape="id101" draw:end-glue-point="11" svg:d="M4085 14425l-1725 455" svg:viewBox="0 0 1726 456">
          <text:p/>
        </draw:connector>
        <draw:connector draw:style-name="gr2" draw:text-style-name="P1" draw:layer="layout" draw:type="line" svg:x1="2.36cm" svg:y1="15.06cm" svg:x2="5.355cm" svg:y2="15.515cm" draw:start-shape="id101" draw:start-glue-point="9" draw:end-shape="id112" draw:end-glue-point="5" svg:d="M2360 15060l2995 455" svg:viewBox="0 0 2996 456">
          <text:p/>
        </draw:connector>
        <draw:connector draw:style-name="gr2" draw:text-style-name="P1" draw:layer="layout" draw:type="line" svg:x1="5.355cm" svg:y1="15.695cm" svg:x2="1.725cm" svg:y2="16.15cm" draw:start-shape="id112" draw:start-glue-point="7" draw:end-shape="id99" draw:end-glue-point="11" svg:d="M5355 15695l-3630 455" svg:viewBox="0 0 3631 456">
          <text:p/>
        </draw:connector>
        <draw:connector draw:style-name="gr2" draw:text-style-name="P1" draw:layer="layout" draw:type="line" svg:x1="1.725cm" svg:y1="16.33cm" svg:x2="4.72cm" svg:y2="16.785cm" draw:start-shape="id99" draw:start-glue-point="9" draw:end-shape="id110" draw:end-glue-point="5" svg:d="M1725 16330l2995 455" svg:viewBox="0 0 2996 456">
          <text:p/>
        </draw:connector>
        <draw:connector draw:style-name="gr2" draw:text-style-name="P1" draw:layer="layout" draw:type="line" svg:x1="4.72cm" svg:y1="16.965cm" svg:x2="2.995cm" svg:y2="17.42cm" draw:start-shape="id110" draw:start-glue-point="7" draw:end-shape="id97" draw:end-glue-point="11" svg:d="M4720 16965l-1725 455" svg:viewBox="0 0 1726 456">
          <text:p/>
        </draw:connector>
        <draw:custom-shape draw:style-name="gr1" draw:text-style-name="P1" xml:id="id132" draw:id="id132" draw:layer="layout" svg:width="0.254cm" svg:height="0.254cm" svg:x="6.58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0" draw:id="id130" draw:layer="layout" svg:width="0.254cm" svg:height="0.254cm" svg:x="7.85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8" draw:id="id128" draw:layer="layout" svg:width="0.254cm" svg:height="0.254cm" svg:x="7.22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254cm" svg:height="0.254cm" svg:x="6.588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254cm" svg:height="0.254cm" svg:x="7.85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0.254cm" svg:height="0.254cm" svg:x="7.223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1" draw:id="id131" draw:layer="layout" svg:width="0.254cm" svg:height="0.254cm" svg:x="7.22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254cm" svg:height="0.254cm" svg:x="6.58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7" draw:id="id127" draw:layer="layout" svg:width="0.254cm" svg:height="0.254cm" svg:x="7.85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0.254cm" svg:height="0.254cm" svg:x="7.22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254cm" svg:height="0.254cm" svg:x="6.58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0.254cm" svg:height="0.254cm" svg:x="7.85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895cm" svg:y1="17.42cm" svg:x2="7.44cm" svg:y2="16.965cm" draw:start-shape="id121" draw:start-glue-point="5" draw:end-shape="id122" draw:end-glue-point="9" svg:d="M7895 17420l-455-455" svg:viewBox="0 0 456 456">
          <text:p/>
        </draw:connector>
        <draw:connector draw:style-name="gr2" draw:text-style-name="P1" draw:layer="layout" draw:type="line" svg:x1="7.44cm" svg:y1="16.785cm" svg:x2="6.625cm" svg:y2="16.33cm" draw:start-shape="id122" draw:start-glue-point="11" draw:end-shape="id123" draw:end-glue-point="7" svg:d="M7440 16785l-815-455" svg:viewBox="0 0 816 456">
          <text:p/>
        </draw:connector>
        <draw:connector draw:style-name="gr2" draw:text-style-name="P1" draw:layer="layout" draw:type="line" svg:x1="6.625cm" svg:y1="16.15cm" svg:x2="8.075cm" svg:y2="15.695cm" draw:start-shape="id123" draw:start-glue-point="5" draw:end-shape="id124" draw:end-glue-point="9" svg:d="M6625 16150l1450-455" svg:viewBox="0 0 1451 456">
          <text:p/>
        </draw:connector>
        <draw:connector draw:style-name="gr2" draw:text-style-name="P1" draw:layer="layout" draw:type="line" svg:x1="8.075cm" svg:y1="15.515cm" svg:x2="7.26cm" svg:y2="15.06cm" draw:start-shape="id124" draw:start-glue-point="11" draw:end-shape="id125" draw:end-glue-point="7" svg:d="M8075 15515l-815-455" svg:viewBox="0 0 816 456">
          <text:p/>
        </draw:connector>
        <draw:connector draw:style-name="gr2" draw:text-style-name="P1" draw:layer="layout" draw:type="line" svg:x1="7.26cm" svg:y1="14.88cm" svg:x2="6.805cm" svg:y2="14.425cm" draw:start-shape="id125" draw:start-glue-point="5" draw:end-shape="id126" draw:end-glue-point="9" svg:d="M7260 14880l-455-455" svg:viewBox="0 0 456 456">
          <text:p/>
        </draw:connector>
        <draw:connector draw:style-name="gr2" draw:text-style-name="P1" draw:layer="layout" draw:type="line" svg:x1="6.805cm" svg:y1="14.245cm" svg:x2="7.895cm" svg:y2="13.79cm" draw:start-shape="id126" draw:start-glue-point="11" draw:end-shape="id127" draw:end-glue-point="7" svg:d="M6805 14245l1090-455" svg:viewBox="0 0 1091 456">
          <text:p/>
        </draw:connector>
        <draw:connector draw:style-name="gr2" draw:text-style-name="P1" draw:layer="layout" draw:type="line" svg:x1="7.895cm" svg:y1="13.61cm" svg:x2="7.44cm" svg:y2="13.155cm" draw:start-shape="id127" draw:start-glue-point="5" draw:end-shape="id128" draw:end-glue-point="9" svg:d="M7895 13610l-455-455" svg:viewBox="0 0 456 456">
          <text:p/>
        </draw:connector>
        <draw:connector draw:style-name="gr2" draw:text-style-name="P1" draw:layer="layout" draw:type="line" svg:x1="7.44cm" svg:y1="12.975cm" svg:x2="6.625cm" svg:y2="12.52cm" draw:start-shape="id128" draw:start-glue-point="11" draw:end-shape="id129" draw:end-glue-point="7" svg:d="M7440 12975l-815-455" svg:viewBox="0 0 816 456">
          <text:p/>
        </draw:connector>
        <draw:connector draw:style-name="gr2" draw:text-style-name="P1" draw:layer="layout" draw:type="line" svg:x1="6.625cm" svg:y1="12.34cm" svg:x2="8.075cm" svg:y2="11.885cm" draw:start-shape="id129" draw:start-glue-point="5" draw:end-shape="id130" draw:end-glue-point="9" svg:d="M6625 12340l1450-455" svg:viewBox="0 0 1451 456">
          <text:p/>
        </draw:connector>
        <draw:connector draw:style-name="gr2" draw:text-style-name="P1" draw:layer="layout" draw:type="line" svg:x1="8.075cm" svg:y1="11.705cm" svg:x2="7.26cm" svg:y2="11.25cm" draw:start-shape="id130" draw:start-glue-point="11" draw:end-shape="id131" draw:end-glue-point="7" svg:d="M8075 11705l-815-455" svg:viewBox="0 0 816 456">
          <text:p/>
        </draw:connector>
        <draw:connector draw:style-name="gr2" draw:text-style-name="P1" draw:layer="layout" draw:type="line" svg:x1="7.26cm" svg:y1="11.07cm" svg:x2="6.805cm" svg:y2="10.615cm" draw:start-shape="id131" draw:start-glue-point="5" draw:end-shape="id132" draw:end-glue-point="9" svg:d="M7260 11070l-455-455" svg:viewBox="0 0 456 456">
          <text:p/>
        </draw:connector>
        <draw:custom-shape draw:style-name="gr1" draw:text-style-name="P1" xml:id="id144" draw:id="id144" draw:layer="layout" svg:width="0.254cm" svg:height="0.254cm" svg:x="9.12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2" draw:id="id142" draw:layer="layout" svg:width="0.254cm" svg:height="0.254cm" svg:x="10.39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0.254cm" svg:height="0.254cm" svg:x="9.76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8" draw:id="id138" draw:layer="layout" svg:width="0.254cm" svg:height="0.254cm" svg:x="9.128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6" draw:id="id136" draw:layer="layout" svg:width="0.254cm" svg:height="0.254cm" svg:x="10.39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4" draw:id="id134" draw:layer="layout" svg:width="0.254cm" svg:height="0.254cm" svg:x="9.763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3" draw:id="id143" draw:layer="layout" svg:width="0.254cm" svg:height="0.254cm" svg:x="9.76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0.254cm" svg:height="0.254cm" svg:x="9.12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0.254cm" svg:height="0.254cm" svg:x="10.39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7" draw:id="id137" draw:layer="layout" svg:width="0.254cm" svg:height="0.254cm" svg:x="9.76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0.254cm" svg:height="0.254cm" svg:x="9.12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254cm" svg:height="0.254cm" svg:x="10.39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435cm" svg:y1="17.42cm" svg:x2="9.98cm" svg:y2="16.965cm" draw:start-shape="id133" draw:start-glue-point="5" draw:end-shape="id134" draw:end-glue-point="9" svg:d="M10435 17420l-455-455" svg:viewBox="0 0 456 456">
          <text:p/>
        </draw:connector>
        <draw:connector draw:style-name="gr2" draw:text-style-name="P1" draw:layer="layout" draw:type="line" svg:x1="9.98cm" svg:y1="16.785cm" svg:x2="9.165cm" svg:y2="16.33cm" draw:start-shape="id134" draw:start-glue-point="11" draw:end-shape="id135" draw:end-glue-point="7" svg:d="M9980 16785l-815-455" svg:viewBox="0 0 816 456">
          <text:p/>
        </draw:connector>
        <draw:connector draw:style-name="gr2" draw:text-style-name="P1" draw:layer="layout" draw:type="line" svg:x1="9.165cm" svg:y1="16.15cm" svg:x2="10.615cm" svg:y2="15.695cm" draw:start-shape="id135" draw:start-glue-point="5" draw:end-shape="id136" draw:end-glue-point="9" svg:d="M9165 16150l1450-455" svg:viewBox="0 0 1451 456">
          <text:p/>
        </draw:connector>
        <draw:connector draw:style-name="gr2" draw:text-style-name="P1" draw:layer="layout" draw:type="line" svg:x1="10.615cm" svg:y1="15.515cm" svg:x2="9.8cm" svg:y2="15.06cm" draw:start-shape="id136" draw:start-glue-point="11" draw:end-shape="id137" draw:end-glue-point="7" svg:d="M10615 15515l-815-455" svg:viewBox="0 0 816 456">
          <text:p/>
        </draw:connector>
        <draw:connector draw:style-name="gr2" draw:text-style-name="P1" draw:layer="layout" draw:type="line" svg:x1="9.8cm" svg:y1="14.88cm" svg:x2="9.345cm" svg:y2="14.425cm" draw:start-shape="id137" draw:start-glue-point="5" draw:end-shape="id138" draw:end-glue-point="9" svg:d="M9800 14880l-455-455" svg:viewBox="0 0 456 456">
          <text:p/>
        </draw:connector>
        <draw:connector draw:style-name="gr2" draw:text-style-name="P1" draw:layer="layout" draw:type="line" svg:x1="9.345cm" svg:y1="14.245cm" svg:x2="10.435cm" svg:y2="13.79cm" draw:start-shape="id138" draw:start-glue-point="11" draw:end-shape="id139" draw:end-glue-point="7" svg:d="M9345 14245l1090-455" svg:viewBox="0 0 1091 456">
          <text:p/>
        </draw:connector>
        <draw:connector draw:style-name="gr2" draw:text-style-name="P1" draw:layer="layout" draw:type="line" svg:x1="10.435cm" svg:y1="13.61cm" svg:x2="9.98cm" svg:y2="13.155cm" draw:start-shape="id139" draw:start-glue-point="5" draw:end-shape="id140" draw:end-glue-point="9" svg:d="M10435 13610l-455-455" svg:viewBox="0 0 456 456">
          <text:p/>
        </draw:connector>
        <draw:connector draw:style-name="gr2" draw:text-style-name="P1" draw:layer="layout" draw:type="line" svg:x1="9.98cm" svg:y1="12.975cm" svg:x2="9.165cm" svg:y2="12.52cm" draw:start-shape="id140" draw:start-glue-point="11" draw:end-shape="id141" draw:end-glue-point="7" svg:d="M9980 12975l-815-455" svg:viewBox="0 0 816 456">
          <text:p/>
        </draw:connector>
        <draw:connector draw:style-name="gr2" draw:text-style-name="P1" draw:layer="layout" draw:type="line" svg:x1="9.165cm" svg:y1="12.34cm" svg:x2="10.615cm" svg:y2="11.885cm" draw:start-shape="id141" draw:start-glue-point="5" draw:end-shape="id142" draw:end-glue-point="9" svg:d="M9165 12340l1450-455" svg:viewBox="0 0 1451 456">
          <text:p/>
        </draw:connector>
        <draw:connector draw:style-name="gr2" draw:text-style-name="P1" draw:layer="layout" draw:type="line" svg:x1="10.615cm" svg:y1="11.705cm" svg:x2="9.8cm" svg:y2="11.25cm" draw:start-shape="id142" draw:start-glue-point="11" draw:end-shape="id143" draw:end-glue-point="7" svg:d="M10615 11705l-815-455" svg:viewBox="0 0 816 456">
          <text:p/>
        </draw:connector>
        <draw:connector draw:style-name="gr2" draw:text-style-name="P1" draw:layer="layout" draw:type="line" svg:x1="9.8cm" svg:y1="11.07cm" svg:x2="9.345cm" svg:y2="10.615cm" draw:start-shape="id143" draw:start-glue-point="5" draw:end-shape="id144" draw:end-glue-point="9" svg:d="M9800 11070l-455-455" svg:viewBox="0 0 456 456">
          <text:p/>
        </draw:connector>
        <draw:connector draw:style-name="gr2" draw:text-style-name="P1" draw:layer="layout" draw:type="line" svg:x1="9.165cm" svg:y1="10.615cm" svg:x2="7.44cm" svg:y2="11.07cm" draw:start-shape="id144" draw:start-glue-point="7" draw:end-shape="id131" draw:end-glue-point="11" svg:d="M9165 10615l-1725 455" svg:viewBox="0 0 1726 456">
          <text:p/>
        </draw:connector>
        <draw:connector draw:style-name="gr2" draw:text-style-name="P1" draw:layer="layout" draw:type="line" svg:x1="7.44cm" svg:y1="11.25cm" svg:x2="10.435cm" svg:y2="11.705cm" draw:start-shape="id131" draw:start-glue-point="9" draw:end-shape="id142" draw:end-glue-point="5" svg:d="M7440 11250l2995 455" svg:viewBox="0 0 2996 456">
          <text:p/>
        </draw:connector>
        <draw:connector draw:style-name="gr2" draw:text-style-name="P1" draw:layer="layout" draw:type="line" svg:x1="10.435cm" svg:y1="11.885cm" svg:x2="6.805cm" svg:y2="12.34cm" draw:start-shape="id142" draw:start-glue-point="7" draw:end-shape="id129" draw:end-glue-point="11" svg:d="M10435 11885l-3630 455" svg:viewBox="0 0 3631 456">
          <text:p/>
        </draw:connector>
        <draw:connector draw:style-name="gr2" draw:text-style-name="P1" draw:layer="layout" draw:type="line" svg:x1="6.805cm" svg:y1="12.52cm" svg:x2="9.8cm" svg:y2="12.975cm" draw:start-shape="id129" draw:start-glue-point="9" draw:end-shape="id140" draw:end-glue-point="5" svg:d="M6805 12520l2995 455" svg:viewBox="0 0 2996 456">
          <text:p/>
        </draw:connector>
        <draw:connector draw:style-name="gr2" draw:text-style-name="P1" draw:layer="layout" draw:type="line" svg:x1="9.8cm" svg:y1="13.155cm" svg:x2="8.075cm" svg:y2="13.61cm" draw:start-shape="id140" draw:start-glue-point="7" draw:end-shape="id127" draw:end-glue-point="11" svg:d="M9800 13155l-1725 455" svg:viewBox="0 0 1726 456">
          <text:p/>
        </draw:connector>
        <draw:connector draw:style-name="gr2" draw:text-style-name="P1" draw:layer="layout" draw:type="line" svg:x1="8.075cm" svg:y1="13.79cm" svg:x2="9.165cm" svg:y2="14.245cm" draw:start-shape="id127" draw:start-glue-point="9" draw:end-shape="id138" draw:end-glue-point="5" svg:d="M8075 13790l1090 455" svg:viewBox="0 0 1091 456">
          <text:p/>
        </draw:connector>
        <draw:connector draw:style-name="gr2" draw:text-style-name="P1" draw:layer="layout" draw:type="line" svg:x1="9.165cm" svg:y1="14.425cm" svg:x2="7.44cm" svg:y2="14.88cm" draw:start-shape="id138" draw:start-glue-point="7" draw:end-shape="id125" draw:end-glue-point="11" svg:d="M9165 14425l-1725 455" svg:viewBox="0 0 1726 456">
          <text:p/>
        </draw:connector>
        <draw:connector draw:style-name="gr2" draw:text-style-name="P1" draw:layer="layout" draw:type="line" svg:x1="7.44cm" svg:y1="15.06cm" svg:x2="10.435cm" svg:y2="15.515cm" draw:start-shape="id125" draw:start-glue-point="9" draw:end-shape="id136" draw:end-glue-point="5" svg:d="M7440 15060l2995 455" svg:viewBox="0 0 2996 456">
          <text:p/>
        </draw:connector>
        <draw:connector draw:style-name="gr2" draw:text-style-name="P1" draw:layer="layout" draw:type="line" svg:x1="10.435cm" svg:y1="15.695cm" svg:x2="6.805cm" svg:y2="16.15cm" draw:start-shape="id136" draw:start-glue-point="7" draw:end-shape="id123" draw:end-glue-point="11" svg:d="M10435 15695l-3630 455" svg:viewBox="0 0 3631 456">
          <text:p/>
        </draw:connector>
        <draw:connector draw:style-name="gr2" draw:text-style-name="P1" draw:layer="layout" draw:type="line" svg:x1="6.805cm" svg:y1="16.33cm" svg:x2="9.8cm" svg:y2="16.785cm" draw:start-shape="id123" draw:start-glue-point="9" draw:end-shape="id134" draw:end-glue-point="5" svg:d="M6805 16330l2995 455" svg:viewBox="0 0 2996 456">
          <text:p/>
        </draw:connector>
        <draw:connector draw:style-name="gr2" draw:text-style-name="P1" draw:layer="layout" draw:type="line" svg:x1="9.8cm" svg:y1="16.965cm" svg:x2="8.075cm" svg:y2="17.42cm" draw:start-shape="id134" draw:start-glue-point="7" draw:end-shape="id121" draw:end-glue-point="11" svg:d="M9800 16965l-1725 455" svg:viewBox="0 0 1726 456">
          <text:p/>
        </draw:connector>
        <draw:connector draw:style-name="gr2" draw:text-style-name="P1" draw:layer="layout" draw:type="line" svg:x1="6.625cm" svg:y1="10.615cm" svg:x2="4.9cm" svg:y2="11.07cm" draw:start-shape="id132" draw:start-glue-point="7" draw:end-shape="id119" draw:end-glue-point="11" svg:d="M6625 10615l-1725 455" svg:viewBox="0 0 1726 456">
          <text:p/>
        </draw:connector>
        <draw:connector draw:style-name="gr2" draw:text-style-name="P1" draw:layer="layout" draw:type="line" svg:x1="4.9cm" svg:y1="11.25cm" svg:x2="7.895cm" svg:y2="11.705cm" draw:start-shape="id119" draw:start-glue-point="9" draw:end-shape="id130" draw:end-glue-point="5" svg:d="M4900 11250l2995 455" svg:viewBox="0 0 2996 456">
          <text:p/>
        </draw:connector>
        <draw:connector draw:style-name="gr2" draw:text-style-name="P1" draw:layer="layout" draw:type="line" svg:x1="7.895cm" svg:y1="11.885cm" svg:x2="4.265cm" svg:y2="12.34cm" draw:start-shape="id130" draw:start-glue-point="7" draw:end-shape="id117" draw:end-glue-point="11" svg:d="M7895 11885l-3630 455" svg:viewBox="0 0 3631 456">
          <text:p/>
        </draw:connector>
        <draw:connector draw:style-name="gr2" draw:text-style-name="P1" draw:layer="layout" draw:type="line" svg:x1="4.265cm" svg:y1="12.52cm" svg:x2="7.26cm" svg:y2="12.975cm" draw:start-shape="id117" draw:start-glue-point="9" draw:end-shape="id128" draw:end-glue-point="5" svg:d="M4265 12520l2995 455" svg:viewBox="0 0 2996 456">
          <text:p/>
        </draw:connector>
        <draw:connector draw:style-name="gr2" draw:text-style-name="P1" draw:layer="layout" draw:type="line" svg:x1="7.26cm" svg:y1="13.155cm" svg:x2="5.535cm" svg:y2="13.61cm" draw:start-shape="id128" draw:start-glue-point="7" draw:end-shape="id115" draw:end-glue-point="11" svg:d="M7260 13155l-1725 455" svg:viewBox="0 0 1726 456">
          <text:p/>
        </draw:connector>
        <draw:connector draw:style-name="gr2" draw:text-style-name="P1" draw:layer="layout" draw:type="line" svg:x1="5.535cm" svg:y1="13.79cm" svg:x2="6.625cm" svg:y2="14.245cm" draw:start-shape="id115" draw:start-glue-point="9" draw:end-shape="id126" draw:end-glue-point="5" svg:d="M5535 13790l1090 455" svg:viewBox="0 0 1091 456">
          <text:p/>
        </draw:connector>
        <draw:connector draw:style-name="gr2" draw:text-style-name="P1" draw:layer="layout" draw:type="line" svg:x1="6.625cm" svg:y1="14.425cm" svg:x2="4.9cm" svg:y2="14.88cm" draw:start-shape="id126" draw:start-glue-point="7" draw:end-shape="id113" draw:end-glue-point="11" svg:d="M6625 14425l-1725 455" svg:viewBox="0 0 1726 456">
          <text:p/>
        </draw:connector>
        <draw:connector draw:style-name="gr2" draw:text-style-name="P1" draw:layer="layout" draw:type="line" svg:x1="4.9cm" svg:y1="15.06cm" svg:x2="7.895cm" svg:y2="15.515cm" draw:start-shape="id113" draw:start-glue-point="9" draw:end-shape="id124" draw:end-glue-point="5" svg:d="M4900 15060l2995 455" svg:viewBox="0 0 2996 456">
          <text:p/>
        </draw:connector>
        <draw:connector draw:style-name="gr2" draw:text-style-name="P1" draw:layer="layout" draw:type="line" svg:x1="7.895cm" svg:y1="15.695cm" svg:x2="4.265cm" svg:y2="16.15cm" draw:start-shape="id124" draw:start-glue-point="7" draw:end-shape="id111" draw:end-glue-point="11" svg:d="M7895 15695l-3630 455" svg:viewBox="0 0 3631 456">
          <text:p/>
        </draw:connector>
        <draw:connector draw:style-name="gr2" draw:text-style-name="P1" draw:layer="layout" draw:type="line" svg:x1="4.265cm" svg:y1="16.33cm" svg:x2="7.26cm" svg:y2="16.785cm" draw:start-shape="id111" draw:start-glue-point="9" draw:end-shape="id122" draw:end-glue-point="5" svg:d="M4265 16330l2995 455" svg:viewBox="0 0 2996 456">
          <text:p/>
        </draw:connector>
        <draw:connector draw:style-name="gr2" draw:text-style-name="P1" draw:layer="layout" draw:type="line" svg:x1="7.26cm" svg:y1="16.965cm" svg:x2="5.535cm" svg:y2="17.42cm" draw:start-shape="id122" draw:start-glue-point="7" draw:end-shape="id109" draw:end-glue-point="11" svg:d="M7260 16965l-1725 455" svg:viewBox="0 0 1726 45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1T14:22:08.448826818</meta:creation-date>
    <dc:date>2020-04-01T15:09:26.715175600</dc:date>
    <meta:editing-duration>PT37M5S</meta:editing-duration>
    <meta:editing-cycles>6</meta:editing-cycles>
    <meta:generator>LibreOffice/6.3.5.2$Linux_X86_64 LibreOffice_project/30$Build-2</meta:generator>
    <meta:document-statistic meta:object-count="375"/>
  </office:meta>
</office:document-meta>
</file>